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4">
      <style:table-cell-properties fo:background-color="#eeeeee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28" style:family="table-cell" style:parent-style-name="Default" style:data-style-name="N104">
      <style:table-cell-properties fo:background-color="#eeeeee" style:text-align-source="fix" style:repeat-content="false"/>
      <style:paragraph-properties fo:text-align="center" fo:margin-lef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40" style:family="table-cell" style:parent-style-name="Default" style:data-style-name="N104">
      <style:table-cell-properties fo:background-color="#ff8000" style:text-align-source="fix" style:repeat-content="false"/>
      <style:paragraph-properties fo:text-align="center" fo:margin-left="0cm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alario" table:style-name="ta1">
        <table:table-column table:style-name="co1" table:default-cell-style-name="ce12"/>
        <table:table-column table:style-name="co2" table:number-columns-repeated="8" table:default-cell-style-name="ce20"/>
        <table:table-column table:style-name="co2" table:default-cell-style-name="ce22"/>
        <table:table-column table:style-name="co3" table:default-cell-style-name="ce20"/>
        <table:table-column table:style-name="co4" table:default-cell-style-name="ce20"/>
        <table:table-column table:style-name="co3" table:number-columns-repeated="17" table:default-cell-style-name="ce22"/>
        <table:table-column table:style-name="co3" table:number-columns-repeated="2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Formato</text:p>
          </table:table-cell>
          <table:table-cell table:style-name="Default" table:number-columns-repeated="30"/>
          <table:table-cell/>
          <table:table-cell table:style-name="ce1" office:value-type="string" calcext:value-type="string">
            <text:p>Salario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TRABAJO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HORA</text:p>
          </table:table-cell>
          <table:table-cell table:style-name="ce3" office:value-type="currency" office:currency="ARS" office:value="625" calcext:value-type="currency">
            <text:p>$625,00</text:p>
          </table:table-cell>
          <table:table-cell table:style-name="ce2" office:value-type="string" calcext:value-type="string">
            <text:p>HORAS EXTRA</text:p>
          </table:table-cell>
          <table:table-cell table:style-name="ce3" table:formula="of:=[.AH2]+([.AH2]*0.5)" office:value-type="currency" office:currency="ARS" office:value="937.5" calcext:value-type="currency">
            <text:p>$937,50</text:p>
          </table:table-cell>
        </table:table-row>
        <table:table-row table:style-name="ro2">
          <table:table-cell table:style-name="ce8" office:value-type="string" calcext:value-type="string">
            <text:p>NO TRABAJO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SEMANA</text:p>
          </table:table-cell>
          <table:table-cell table:style-name="ce3" table:formula="of:=[.AH2]*40" office:value-type="currency" office:currency="ARS" office:value="25000" calcext:value-type="currency">
            <text:p>$25.000,00</text:p>
          </table:table-cell>
          <table:table-cell table:style-name="ce2"/>
          <table:table-cell table:style-name="ce5"/>
        </table:table-row>
        <table:table-row table:style-name="ro2">
          <table:table-cell table:style-name="ce9" office:value-type="string" calcext:value-type="string">
            <text:p>NULO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MES</text:p>
          </table:table-cell>
          <table:table-cell table:style-name="ce3" table:formula="of:=[.AH2]*(23*8)" office:value-type="currency" office:currency="ARS" office:value="115000" calcext:value-type="currency">
            <text:p>$115.000,00</text:p>
          </table:table-cell>
          <table:table-cell table:style-name="ce2"/>
          <table:table-cell table:style-name="ce5"/>
        </table:table-row>
        <table:table-row table:style-name="ro2">
          <table:table-cell table:style-name="Default" table:number-columns-repeated="31"/>
          <table:table-cell/>
          <table:table-cell table:style-name="ce2" office:value-type="string" calcext:value-type="string">
            <text:p>ANUAL</text:p>
          </table:table-cell>
          <table:table-cell table:style-name="ce3" table:formula="of:=[.AH4]*12" office:value-type="currency" office:currency="ARS" office:value="1380000" calcext:value-type="currency">
            <text:p>$1.380.000,00</text:p>
          </table:table-cell>
          <table:table-cell table:style-name="ce2"/>
          <table:table-cell table:style-name="ce5"/>
        </table:table-row>
        <table:table-row table:style-name="ro3">
          <table:table-cell table:style-name="ce15"/>
          <table:table-cell table:style-name="ce19" office:value-type="string" calcext:value-type="string" table:number-columns-spanned="31" table:number-rows-spanned="1">
            <text:p>                  Dias <text:span text:style-name="T1">(con las horas)</text:span>               </text:p>
          </table:table-cell>
          <table:covered-table-cell table:style-name="Default"/>
          <table:covered-table-cell table:number-columns-repeated="6" table:style-name="ce15"/>
          <table:covered-table-cell table:number-columns-repeated="22" table:style-name="Default"/>
          <table:covered-table-cell/>
          <table:table-cell table:style-name="ce19" office:value-type="string" calcext:value-type="string" table:number-columns-spanned="2" table:number-rows-spanned="1">
            <text:p>Salario Real</text:p>
          </table:table-cell>
          <table:covered-table-cell table:style-name="ce15"/>
          <table:table-cell table:number-columns-repeated="2"/>
        </table:table-row>
        <table:table-row table:style-name="ro4">
          <table:table-cell table:style-name="ce14" office:value-type="string" calcext:value-type="string">
            <text:p>Mes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41" office:value-type="string" calcext:value-type="string">
            <text:p>Total Horas </text:p>
          </table:table-cell>
          <table:table-cell table:style-name="ce25" office:value-type="string" calcext:value-type="string">
            <text:p>Horas Extra</text:p>
          </table:table-cell>
          <table:table-cell table:style-name="ce41" office:value-type="string" calcext:value-type="string" table:number-columns-spanned="2" table:number-rows-spanned="1">
            <text:p>Salario del Mes</text:p>
          </table:table-cell>
          <table:covered-table-cell table:style-name="ce31"/>
        </table:table-row>
        <table:table-row table:style-name="ro5">
          <table:table-cell office:value-type="string" calcext:value-type="string">
            <text:p>Enero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8]+[.C8]+[.D8]+[.E8]+[.F8]+[.G8]+[.H8]+[.I8]+[.J8]+[.K8]+[.L8]+[.M8]+[.N8]+[.O8]+[.P8]+[.Q8]+[.R8]+[.S8]+[.T8]+[.U8]+[.V8]+[.W8]+[.X8]+[.Y8]+[.Z8]+[.AA8]+[.AB8]+[.AC8]+[.AD8]+[.AE8]" office:value-type="float" office:value="0" calcext:value-type="float">
            <text:p>0</text:p>
          </table:table-cell>
          <table:table-cell table:style-name="ce26" table:formula="of:=SUM([.B27:.AE27])" office:value-type="float" office:value="0" calcext:value-type="float">
            <text:p>0</text:p>
          </table:table-cell>
          <table:table-cell table:style-name="ce28" table:formula="of:=([.AG8]-[.AH8])*[.AH2]+([.AH8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Febrero</text:p>
          </table:table-cell>
          <table:table-cell table:number-columns-repeated="8"/>
          <table:table-cell table:style-name="ce9"/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0"/>
          <table:table-cell table:style-name="ce35" office:value-type="float" office:value="4" calcext:value-type="float">
            <text:p>4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8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/>
          <table:table-cell table:style-name="ce33"/>
          <table:table-cell table:style-name="ce23" table:formula="of:=[.B9]+[.C9]+[.D9]+[.E9]+[.F9]+[.G9]+[.H9]+[.I9]+[.J9]+[.K9]+[.L9]+[.M9]+[.N9]+[.O9]+[.P9]+[.Q9]+[.R9]+[.S9]+[.T9]+[.U9]+[.V9]+[.W9]+[.X9]+[.Y9]+[.Z9]+[.AA9]+[.AB9]+[.AC9]+[.AD9]+[.AE9]" office:value-type="float" office:value="57" calcext:value-type="float">
            <text:p>57</text:p>
          </table:table-cell>
          <table:table-cell table:style-name="ce26" table:formula="of:=SUM([.B28:.AE28])" office:value-type="float" office:value="1" calcext:value-type="float">
            <text:p>1</text:p>
          </table:table-cell>
          <table:table-cell table:style-name="ce28" table:formula="of:=([.AG9]-[.AH9])*[.AH2]+([.AH9]*[.AJ2])" office:value-type="currency" office:currency="ARS" office:value="35937.5" calcext:value-type="currency" table:number-columns-spanned="2" table:number-rows-spanned="1">
            <text:p>$35.937,5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Marzo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0]+[.C10]+[.D10]+[.E10]+[.F10]+[.G10]+[.H10]+[.I10]+[.J10]+[.K10]+[.L10]+[.M10]+[.N10]+[.O10]+[.P10]+[.Q10]+[.R10]+[.S10]+[.T10]+[.U10]+[.V10]+[.W10]+[.X10]+[.Y10]+[.Z10]+[.AA10]+[.AB10]+[.AC10]+[.AD10]+[.AE10]" office:value-type="float" office:value="0" calcext:value-type="float">
            <text:p>0</text:p>
          </table:table-cell>
          <table:table-cell table:style-name="ce26" table:formula="of:=SUM([.B29:.AE29])" office:value-type="float" office:value="0" calcext:value-type="float">
            <text:p>0</text:p>
          </table:table-cell>
          <table:table-cell table:style-name="ce28" table:formula="of:=([.AG10]-[.AH10])*[.AH2]+([.AH10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Abril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1]+[.C11]+[.D11]+[.E11]+[.F11]+[.G11]+[.H11]+[.I11]+[.J11]+[.K11]+[.L11]+[.M11]+[.N11]+[.O11]+[.P11]+[.Q11]+[.R11]+[.S11]+[.T11]+[.U11]+[.V11]+[.W11]+[.X11]+[.Y11]+[.Z11]+[.AA11]+[.AB11]+[.AC11]+[.AD11]+[.AE11]" office:value-type="float" office:value="0" calcext:value-type="float">
            <text:p>0</text:p>
          </table:table-cell>
          <table:table-cell table:style-name="ce26" table:formula="of:=SUM([.B30:.AE30])" office:value-type="float" office:value="0" calcext:value-type="float">
            <text:p>0</text:p>
          </table:table-cell>
          <table:table-cell table:style-name="ce28" table:formula="of:=([.AG11]-[.AH11])*[.AH2]+([.AH11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Mayo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2]+[.C12]+[.D12]+[.E12]+[.F12]+[.G12]+[.H12]+[.I12]+[.J12]+[.K12]+[.L12]+[.M12]+[.N12]+[.O12]+[.P12]+[.Q12]+[.R12]+[.S12]+[.T12]+[.U12]+[.V12]+[.W12]+[.X12]+[.Y12]+[.Z12]+[.AA12]+[.AB12]+[.AC12]+[.AD12]+[.AE12]" office:value-type="float" office:value="0" calcext:value-type="float">
            <text:p>0</text:p>
          </table:table-cell>
          <table:table-cell table:style-name="ce26" table:formula="of:=SUM([.B31:.AE31])" office:value-type="float" office:value="0" calcext:value-type="float">
            <text:p>0</text:p>
          </table:table-cell>
          <table:table-cell table:style-name="ce28" table:formula="of:=([.AG12]-[.AH12])*[.AH2]+([.AH12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Junio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3]+[.C13]+[.D13]+[.E13]+[.F13]+[.G13]+[.H13]+[.I13]+[.J13]+[.K13]+[.L13]+[.M13]+[.N13]+[.O13]+[.P13]+[.Q13]+[.R13]+[.S13]+[.T13]+[.U13]+[.V13]+[.W13]+[.X13]+[.Y13]+[.Z13]+[.AA13]+[.AB13]+[.AC13]+[.AD13]+[.AE13]" office:value-type="float" office:value="0" calcext:value-type="float">
            <text:p>0</text:p>
          </table:table-cell>
          <table:table-cell table:style-name="ce26" table:formula="of:=SUM([.B32:.AE32])" office:value-type="float" office:value="0" calcext:value-type="float">
            <text:p>0</text:p>
          </table:table-cell>
          <table:table-cell table:style-name="ce28" table:formula="of:=([.AG13]-[.AH13])*[.AH2]+([.AH13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Julio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4]+[.C14]+[.D14]+[.E14]+[.F14]+[.G14]+[.H14]+[.I14]+[.J14]+[.K14]+[.L14]+[.M14]+[.N14]+[.O14]+[.P14]+[.Q14]+[.R14]+[.S14]+[.T14]+[.U14]+[.V14]+[.W14]+[.X14]+[.Y14]+[.Z14]+[.AA14]+[.AB14]+[.AC14]+[.AD14]+[.AE14]" office:value-type="float" office:value="0" calcext:value-type="float">
            <text:p>0</text:p>
          </table:table-cell>
          <table:table-cell table:style-name="ce26" table:formula="of:=SUM([.B33:.AE33])" office:value-type="float" office:value="0" calcext:value-type="float">
            <text:p>0</text:p>
          </table:table-cell>
          <table:table-cell table:style-name="ce28" table:formula="of:=([.AG14]-[.AH14])*[.AH2]+([.AH14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Agosto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5]+[.C15]+[.D15]+[.E15]+[.F15]+[.G15]+[.H15]+[.I15]+[.J15]+[.K15]+[.L15]+[.M15]+[.N15]+[.O15]+[.P15]+[.Q15]+[.R15]+[.S15]+[.T15]+[.U15]+[.V15]+[.W15]+[.X15]+[.Y15]+[.Z15]+[.AA15]+[.AB15]+[.AC15]+[.AD15]+[.AE15]" office:value-type="float" office:value="0" calcext:value-type="float">
            <text:p>0</text:p>
          </table:table-cell>
          <table:table-cell table:style-name="ce26" table:formula="of:=SUM([.B34:.AE34])" office:value-type="float" office:value="0" calcext:value-type="float">
            <text:p>0</text:p>
          </table:table-cell>
          <table:table-cell table:style-name="ce28" table:formula="of:=([.AG15]-[.AH15])*[.AH2]+([.AH15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Septiembre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6]+[.C16]+[.D16]+[.E16]+[.F16]+[.G16]+[.H16]+[.I16]+[.J16]+[.K16]+[.L16]+[.M16]+[.N16]+[.O16]+[.P16]+[.Q16]+[.R16]+[.S16]+[.T16]+[.U16]+[.V16]+[.W16]+[.X16]+[.Y16]+[.Z16]+[.AA16]+[.AB16]+[.AC16]+[.AD16]+[.AE16]" office:value-type="float" office:value="0" calcext:value-type="float">
            <text:p>0</text:p>
          </table:table-cell>
          <table:table-cell table:style-name="ce26" table:formula="of:=SUM([.B35:.AE35])" office:value-type="float" office:value="0" calcext:value-type="float">
            <text:p>0</text:p>
          </table:table-cell>
          <table:table-cell table:style-name="ce28" table:formula="of:=([.AG16]-[.AH16])*[.AH2]+([.AH16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Octubre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7]+[.C17]+[.D17]+[.E17]+[.F17]+[.G17]+[.H17]+[.I17]+[.J17]+[.K17]+[.L17]+[.M17]+[.N17]+[.O17]+[.P17]+[.Q17]+[.R17]+[.S17]+[.T17]+[.U17]+[.V17]+[.W17]+[.X17]+[.Y17]+[.Z17]+[.AA17]+[.AB17]+[.AC17]+[.AD17]+[.AE17]" office:value-type="float" office:value="0" calcext:value-type="float">
            <text:p>0</text:p>
          </table:table-cell>
          <table:table-cell table:style-name="ce26" table:formula="of:=SUM([.B36:.AE36])" office:value-type="float" office:value="0" calcext:value-type="float">
            <text:p>0</text:p>
          </table:table-cell>
          <table:table-cell table:style-name="ce28" table:formula="of:=([.AG17]-[.AH17])*[.AH2]+([.AH17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Noviembre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8]+[.C18]+[.D18]+[.E18]+[.F18]+[.G18]+[.H18]+[.I18]+[.J18]+[.K18]+[.L18]+[.M18]+[.N18]+[.O18]+[.P18]+[.Q18]+[.R18]+[.S18]+[.T18]+[.U18]+[.V18]+[.W18]+[.X18]+[.Y18]+[.Z18]+[.AA18]+[.AB18]+[.AC18]+[.AD18]+[.AE18]" office:value-type="float" office:value="0" calcext:value-type="float">
            <text:p>0</text:p>
          </table:table-cell>
          <table:table-cell table:style-name="ce26" table:formula="of:=SUM([.B37:.AE37])" office:value-type="float" office:value="0" calcext:value-type="float">
            <text:p>0</text:p>
          </table:table-cell>
          <table:table-cell table:style-name="ce28" table:formula="of:=([.AG18]-[.AH18])*[.AH2]+([.AH18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5">
          <table:table-cell office:value-type="string" calcext:value-type="string">
            <text:p>Diciembre</text:p>
          </table:table-cell>
          <table:table-cell table:number-columns-repeated="8"/>
          <table:table-cell table:style-name="ce20"/>
          <table:table-cell table:number-columns-repeated="2"/>
          <table:table-cell table:style-name="ce20" table:number-columns-repeated="17"/>
          <table:table-cell table:number-columns-repeated="2"/>
          <table:table-cell table:style-name="ce33"/>
          <table:table-cell table:style-name="ce23" table:formula="of:=[.B19]+[.C19]+[.D19]+[.E19]+[.F19]+[.G19]+[.H19]+[.I19]+[.J19]+[.K19]+[.L19]+[.M19]+[.N19]+[.O19]+[.P19]+[.Q19]+[.R19]+[.S19]+[.T19]+[.U19]+[.V19]+[.W19]+[.X19]+[.Y19]+[.Z19]+[.AA19]+[.AB19]+[.AC19]+[.AD19]+[.AE19]" office:value-type="float" office:value="0" calcext:value-type="float">
            <text:p>0</text:p>
          </table:table-cell>
          <table:table-cell table:style-name="ce26" table:formula="of:=SUM([.B38:.AE38])" office:value-type="float" office:value="0" calcext:value-type="float">
            <text:p>0</text:p>
          </table:table-cell>
          <table:table-cell table:style-name="ce28" table:formula="of:=([.AG19]-[.AH19])*[.AH2]+([.AH19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15"/>
        </table:table-row>
        <table:table-row table:style-name="ro3">
          <table:table-cell table:style-name="Default" table:number-columns-repeated="31"/>
          <table:table-cell table:number-columns-repeated="2"/>
          <table:table-cell table:style-name="ce27" office:value-type="string" calcext:value-type="string">
            <text:p>Año</text:p>
          </table:table-cell>
          <table:table-cell table:style-name="ce40" table:formula="of:=SUM([.AI8:.AI19])" office:value-type="currency" office:currency="ARS" office:value="35937.5" calcext:value-type="currency" table:number-columns-spanned="2" table:number-rows-spanned="1">
            <text:p>$35.937,50</text:p>
          </table:table-cell>
          <table:covered-table-cell/>
        </table:table-row>
        <table:table-row table:style-name="ro2" table:number-rows-repeated="3">
          <table:table-cell table:style-name="Default" table:number-columns-repeated="31"/>
          <table:table-cell table:number-columns-repeated="5"/>
        </table:table-row>
        <table:table-row table:style-name="ro6">
          <table:table-cell table:style-name="Default" table:number-columns-repeated="31"/>
          <table:table-cell table:number-columns-repeated="5"/>
        </table:table-row>
        <table:table-row table:style-name="ro7">
          <table:table-cell table:style-name="ce15"/>
          <table:table-cell table:style-name="ce19" office:value-type="string" calcext:value-type="string" table:number-columns-spanned="30" table:number-rows-spanned="1">
            <text:p>                  Dias <text:span text:style-name="T1">(con las horas extra)</text:span>               </text:p>
          </table:table-cell>
          <table:covered-table-cell table:style-name="Default"/>
          <table:covered-table-cell table:number-columns-repeated="6" table:style-name="ce15"/>
          <table:covered-table-cell table:number-columns-repeated="22" table:style-name="Default"/>
          <table:table-cell table:number-columns-repeated="5"/>
        </table:table-row>
        <table:table-row table:style-name="ro8">
          <table:table-cell table:style-name="ce14" office:value-type="string" calcext:value-type="string">
            <text:p>Mes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nero</text:p>
          </table:table-cell>
          <table:table-cell table:style-name="ce22" table:formula="of:=IF(([.B8] - 8 )&lt;0 ;0;(8 -[.B8] ) * -1 )" office:value-type="float" office:value="0" calcext:value-type="float">
            <text:p>0</text:p>
          </table:table-cell>
          <table:table-cell table:style-name="ce22" table:formula="of:=IF(([.C8] - 8 )&lt;0 ;0;(8 -[.C8] ) * -1 )" office:value-type="float" office:value="0" calcext:value-type="float">
            <text:p>0</text:p>
          </table:table-cell>
          <table:table-cell table:style-name="ce22" table:formula="of:=IF(([.D8] - 8 )&lt;0 ;0;(8 -[.D8] ) * -1 )" office:value-type="float" office:value="0" calcext:value-type="float">
            <text:p>0</text:p>
          </table:table-cell>
          <table:table-cell table:style-name="ce22" table:formula="of:=IF(([.E8] - 8 )&lt;0 ;0;(8 -[.E8] ) * -1 )" office:value-type="float" office:value="0" calcext:value-type="float">
            <text:p>0</text:p>
          </table:table-cell>
          <table:table-cell table:style-name="ce22" table:formula="of:=IF(([.F8] - 8 )&lt;0 ;0;(8 -[.F8] ) * -1 )" office:value-type="float" office:value="0" calcext:value-type="float">
            <text:p>0</text:p>
          </table:table-cell>
          <table:table-cell table:style-name="ce22" table:formula="of:=IF(([.G8] - 8 )&lt;0 ;0;(8 -[.G8] ) * -1 )" office:value-type="float" office:value="0" calcext:value-type="float">
            <text:p>0</text:p>
          </table:table-cell>
          <table:table-cell table:style-name="ce22" table:formula="of:=IF(([.H8] - 8 )&lt;0 ;0;(8 -[.H8] ) * -1 )" office:value-type="float" office:value="0" calcext:value-type="float">
            <text:p>0</text:p>
          </table:table-cell>
          <table:table-cell table:style-name="ce22" table:formula="of:=IF(([.I8] - 8 )&lt;0 ;0;(8 -[.I8] ) * -1 )" office:value-type="float" office:value="0" calcext:value-type="float">
            <text:p>0</text:p>
          </table:table-cell>
          <table:table-cell table:formula="of:=IF(([.J8] - 8 )&lt;0 ;0;(8 -[.J8] ) * -1 )" office:value-type="float" office:value="0" calcext:value-type="float">
            <text:p>0</text:p>
          </table:table-cell>
          <table:table-cell table:style-name="ce22" table:formula="of:=IF(([.K8] - 8 )&lt;0 ;0;(8 -[.K8] ) * -1 )" office:value-type="float" office:value="0" calcext:value-type="float">
            <text:p>0</text:p>
          </table:table-cell>
          <table:table-cell table:style-name="ce22" table:formula="of:=IF(([.L8] - 8 )&lt;0 ;0;(8 -[.L8] ) * -1 )" office:value-type="float" office:value="0" calcext:value-type="float">
            <text:p>0</text:p>
          </table:table-cell>
          <table:table-cell table:formula="of:=IF(([.M8] - 8 )&lt;0 ;0;(8 -[.M8] ) * -1 )" office:value-type="float" office:value="0" calcext:value-type="float">
            <text:p>0</text:p>
          </table:table-cell>
          <table:table-cell table:formula="of:=IF(([.N8] - 8 )&lt;0 ;0;(8 -[.N8] ) * -1 )" office:value-type="float" office:value="0" calcext:value-type="float">
            <text:p>0</text:p>
          </table:table-cell>
          <table:table-cell table:formula="of:=IF(([.O8] - 8 )&lt;0 ;0;(8 -[.O8] ) * -1 )" office:value-type="float" office:value="0" calcext:value-type="float">
            <text:p>0</text:p>
          </table:table-cell>
          <table:table-cell table:formula="of:=IF(([.P8] - 8 )&lt;0 ;0;(8 -[.P8] ) * -1 )" office:value-type="float" office:value="0" calcext:value-type="float">
            <text:p>0</text:p>
          </table:table-cell>
          <table:table-cell table:formula="of:=IF(([.Q8] - 8 )&lt;0 ;0;(8 -[.Q8] ) * -1 )" office:value-type="float" office:value="0" calcext:value-type="float">
            <text:p>0</text:p>
          </table:table-cell>
          <table:table-cell table:formula="of:=IF(([.R8] - 8 )&lt;0 ;0;(8 -[.R8] ) * -1 )" office:value-type="float" office:value="0" calcext:value-type="float">
            <text:p>0</text:p>
          </table:table-cell>
          <table:table-cell table:formula="of:=IF(([.S8] - 8 )&lt;0 ;0;(8 -[.S8] ) * -1 )" office:value-type="float" office:value="0" calcext:value-type="float">
            <text:p>0</text:p>
          </table:table-cell>
          <table:table-cell table:formula="of:=IF(([.T8] - 8 )&lt;0 ;0;(8 -[.T8] ) * -1 )" office:value-type="float" office:value="0" calcext:value-type="float">
            <text:p>0</text:p>
          </table:table-cell>
          <table:table-cell table:formula="of:=IF(([.U8] - 8 )&lt;0 ;0;(8 -[.U8] ) * -1 )" office:value-type="float" office:value="0" calcext:value-type="float">
            <text:p>0</text:p>
          </table:table-cell>
          <table:table-cell table:formula="of:=IF(([.V8] - 8 )&lt;0 ;0;(8 -[.V8] ) * -1 )" office:value-type="float" office:value="0" calcext:value-type="float">
            <text:p>0</text:p>
          </table:table-cell>
          <table:table-cell table:formula="of:=IF(([.W8] - 8 )&lt;0 ;0;(8 -[.W8] ) * -1 )" office:value-type="float" office:value="0" calcext:value-type="float">
            <text:p>0</text:p>
          </table:table-cell>
          <table:table-cell table:formula="of:=IF(([.X8] - 8 )&lt;0 ;0;(8 -[.X8] ) * -1 )" office:value-type="float" office:value="0" calcext:value-type="float">
            <text:p>0</text:p>
          </table:table-cell>
          <table:table-cell table:formula="of:=IF(([.Y8] - 8 )&lt;0 ;0;(8 -[.Y8] ) * -1 )" office:value-type="float" office:value="0" calcext:value-type="float">
            <text:p>0</text:p>
          </table:table-cell>
          <table:table-cell table:formula="of:=IF(([.Z8] - 8 )&lt;0 ;0;(8 -[.Z8] ) * -1 )" office:value-type="float" office:value="0" calcext:value-type="float">
            <text:p>0</text:p>
          </table:table-cell>
          <table:table-cell table:formula="of:=IF(([.AA8] - 8 )&lt;0 ;0;(8 -[.AA8] ) * -1 )" office:value-type="float" office:value="0" calcext:value-type="float">
            <text:p>0</text:p>
          </table:table-cell>
          <table:table-cell table:formula="of:=IF(([.AB8] - 8 )&lt;0 ;0;(8 -[.AB8] ) * -1 )" office:value-type="float" office:value="0" calcext:value-type="float">
            <text:p>0</text:p>
          </table:table-cell>
          <table:table-cell table:formula="of:=IF(([.AC8] - 8 )&lt;0 ;0;(8 -[.AC8] ) * -1 )" office:value-type="float" office:value="0" calcext:value-type="float">
            <text:p>0</text:p>
          </table:table-cell>
          <table:table-cell table:style-name="ce22" table:formula="of:=IF(([.AD8] - 8 )&lt;0 ;0;(8 -[.AD8] ) * -1 )" office:value-type="float" office:value="0" calcext:value-type="float">
            <text:p>0</text:p>
          </table:table-cell>
          <table:table-cell table:style-name="ce22" table:formula="of:=IF(([.AE8] - 8 )&lt;0 ;0;(8 -[.AE8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ebrero</text:p>
          </table:table-cell>
          <table:table-cell table:style-name="ce22" table:formula="of:=IF(([.B9] - 8 )&lt;0 ;0;(8 -[.B9] ) * -1 )" office:value-type="float" office:value="0" calcext:value-type="float">
            <text:p>0</text:p>
          </table:table-cell>
          <table:table-cell table:style-name="ce22" table:formula="of:=IF(([.C9] - 8 )&lt;0 ;0;(8 -[.C9] ) * -1 )" office:value-type="float" office:value="0" calcext:value-type="float">
            <text:p>0</text:p>
          </table:table-cell>
          <table:table-cell table:style-name="ce22" table:formula="of:=IF(([.D9] - 8 )&lt;0 ;0;(8 -[.D9] ) * -1 )" office:value-type="float" office:value="0" calcext:value-type="float">
            <text:p>0</text:p>
          </table:table-cell>
          <table:table-cell table:style-name="ce22" table:formula="of:=IF(([.E9] - 8 )&lt;0 ;0;(8 -[.E9] ) * -1 )" office:value-type="float" office:value="0" calcext:value-type="float">
            <text:p>0</text:p>
          </table:table-cell>
          <table:table-cell table:style-name="ce22" table:formula="of:=IF(([.F9] - 8 )&lt;0 ;0;(8 -[.F9] ) * -1 )" office:value-type="float" office:value="0" calcext:value-type="float">
            <text:p>0</text:p>
          </table:table-cell>
          <table:table-cell table:style-name="ce22" table:formula="of:=IF(([.G9] - 8 )&lt;0 ;0;(8 -[.G9] ) * -1 )" office:value-type="float" office:value="0" calcext:value-type="float">
            <text:p>0</text:p>
          </table:table-cell>
          <table:table-cell table:style-name="ce22" table:formula="of:=IF(([.H9] - 8 )&lt;0 ;0;(8 -[.H9] ) * -1 )" office:value-type="float" office:value="0" calcext:value-type="float">
            <text:p>0</text:p>
          </table:table-cell>
          <table:table-cell table:style-name="ce22" table:formula="of:=IF(([.I9] - 8 )&lt;0 ;0;(8 -[.I9] ) * -1 )" office:value-type="float" office:value="0" calcext:value-type="float">
            <text:p>0</text:p>
          </table:table-cell>
          <table:table-cell table:formula="of:=IF(([.J9] - 8 )&lt;0 ;0;(8 -[.J9] ) * -1 )" office:value-type="float" office:value="0" calcext:value-type="float">
            <text:p>0</text:p>
          </table:table-cell>
          <table:table-cell table:style-name="ce22" table:formula="of:=IF(([.K9] - 8 )&lt;0 ;0;(8 -[.K9] ) * -1 )" office:value-type="float" office:value="0" calcext:value-type="float">
            <text:p>0</text:p>
          </table:table-cell>
          <table:table-cell table:style-name="ce22" table:formula="of:=IF(([.L9] - 8 )&lt;0 ;0;(8 -[.L9] ) * -1 )" office:value-type="float" office:value="0" calcext:value-type="float">
            <text:p>0</text:p>
          </table:table-cell>
          <table:table-cell table:formula="of:=IF(([.M9] - 8 )&lt;0 ;0;(8 -[.M9] ) * -1 )" office:value-type="float" office:value="1" calcext:value-type="float">
            <text:p>1</text:p>
          </table:table-cell>
          <table:table-cell table:formula="of:=IF(([.N9] - 8 )&lt;0 ;0;(8 -[.N9] ) * -1 )" office:value-type="float" office:value="0" calcext:value-type="float">
            <text:p>0</text:p>
          </table:table-cell>
          <table:table-cell table:formula="of:=IF(([.O9] - 8 )&lt;0 ;0;(8 -[.O9] ) * -1 )" office:value-type="float" office:value="0" calcext:value-type="float">
            <text:p>0</text:p>
          </table:table-cell>
          <table:table-cell table:formula="of:=IF(([.P9] - 8 )&lt;0 ;0;(8 -[.P9] ) * -1 )" office:value-type="float" office:value="0" calcext:value-type="float">
            <text:p>0</text:p>
          </table:table-cell>
          <table:table-cell table:formula="of:=IF(([.Q9] - 8 )&lt;0 ;0;(8 -[.Q9] ) * -1 )" office:value-type="float" office:value="0" calcext:value-type="float">
            <text:p>0</text:p>
          </table:table-cell>
          <table:table-cell table:formula="of:=IF(([.R9] - 8 )&lt;0 ;0;(8 -[.R9] ) * -1 )" office:value-type="float" office:value="0" calcext:value-type="float">
            <text:p>0</text:p>
          </table:table-cell>
          <table:table-cell table:formula="of:=IF(([.S9] - 8 )&lt;0 ;0;(8 -[.S9] ) * -1 )" office:value-type="float" office:value="0" calcext:value-type="float">
            <text:p>0</text:p>
          </table:table-cell>
          <table:table-cell table:formula="of:=IF(([.T9] - 8 )&lt;0 ;0;(8 -[.T9] ) * -1 )" office:value-type="float" office:value="0" calcext:value-type="float">
            <text:p>0</text:p>
          </table:table-cell>
          <table:table-cell table:formula="of:=IF(([.U9] - 8 )&lt;0 ;0;(8 -[.U9] ) * -1 )" office:value-type="float" office:value="0" calcext:value-type="float">
            <text:p>0</text:p>
          </table:table-cell>
          <table:table-cell table:formula="of:=IF(([.V9] - 8 )&lt;0 ;0;(8 -[.V9] ) * -1 )" office:value-type="float" office:value="0" calcext:value-type="float">
            <text:p>0</text:p>
          </table:table-cell>
          <table:table-cell table:formula="of:=IF(([.W9] - 8 )&lt;0 ;0;(8 -[.W9] ) * -1 )" office:value-type="float" office:value="0" calcext:value-type="float">
            <text:p>0</text:p>
          </table:table-cell>
          <table:table-cell table:formula="of:=IF(([.X9] - 8 )&lt;0 ;0;(8 -[.X9] ) * -1 )" office:value-type="float" office:value="0" calcext:value-type="float">
            <text:p>0</text:p>
          </table:table-cell>
          <table:table-cell table:formula="of:=IF(([.Y9] - 8 )&lt;0 ;0;(8 -[.Y9] ) * -1 )" office:value-type="float" office:value="0" calcext:value-type="float">
            <text:p>0</text:p>
          </table:table-cell>
          <table:table-cell table:formula="of:=IF(([.Z9] - 8 )&lt;0 ;0;(8 -[.Z9] ) * -1 )" office:value-type="float" office:value="0" calcext:value-type="float">
            <text:p>0</text:p>
          </table:table-cell>
          <table:table-cell table:formula="of:=IF(([.AA9] - 8 )&lt;0 ;0;(8 -[.AA9] ) * -1 )" office:value-type="float" office:value="0" calcext:value-type="float">
            <text:p>0</text:p>
          </table:table-cell>
          <table:table-cell table:formula="of:=IF(([.AB9] - 8 )&lt;0 ;0;(8 -[.AB9] ) * -1 )" office:value-type="float" office:value="0" calcext:value-type="float">
            <text:p>0</text:p>
          </table:table-cell>
          <table:table-cell table:formula="of:=IF(([.AC9] - 8 )&lt;0 ;0;(8 -[.AC9] ) * -1 )" office:value-type="float" office:value="0" calcext:value-type="float">
            <text:p>0</text:p>
          </table:table-cell>
          <table:table-cell table:style-name="ce22" table:formula="of:=IF(([.AD9] - 8 )&lt;0 ;0;(8 -[.AD9] ) * -1 )" office:value-type="float" office:value="0" calcext:value-type="float">
            <text:p>0</text:p>
          </table:table-cell>
          <table:table-cell table:style-name="ce22" table:formula="of:=IF(([.AE9] - 8 )&lt;0 ;0;(8 -[.AE9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arzo</text:p>
          </table:table-cell>
          <table:table-cell table:style-name="ce22" table:formula="of:=IF(([.B10] - 8 )&lt;0 ;0;(8 -[.B10] ) * -1 )" office:value-type="float" office:value="0" calcext:value-type="float">
            <text:p>0</text:p>
          </table:table-cell>
          <table:table-cell table:style-name="ce22" table:formula="of:=IF(([.C10] - 8 )&lt;0 ;0;(8 -[.C10] ) * -1 )" office:value-type="float" office:value="0" calcext:value-type="float">
            <text:p>0</text:p>
          </table:table-cell>
          <table:table-cell table:style-name="ce22" table:formula="of:=IF(([.D10] - 8 )&lt;0 ;0;(8 -[.D10] ) * -1 )" office:value-type="float" office:value="0" calcext:value-type="float">
            <text:p>0</text:p>
          </table:table-cell>
          <table:table-cell table:style-name="ce22" table:formula="of:=IF(([.E10] - 8 )&lt;0 ;0;(8 -[.E10] ) * -1 )" office:value-type="float" office:value="0" calcext:value-type="float">
            <text:p>0</text:p>
          </table:table-cell>
          <table:table-cell table:style-name="ce22" table:formula="of:=IF(([.F10] - 8 )&lt;0 ;0;(8 -[.F10] ) * -1 )" office:value-type="float" office:value="0" calcext:value-type="float">
            <text:p>0</text:p>
          </table:table-cell>
          <table:table-cell table:style-name="ce22" table:formula="of:=IF(([.G10] - 8 )&lt;0 ;0;(8 -[.G10] ) * -1 )" office:value-type="float" office:value="0" calcext:value-type="float">
            <text:p>0</text:p>
          </table:table-cell>
          <table:table-cell table:style-name="ce22" table:formula="of:=IF(([.H10] - 8 )&lt;0 ;0;(8 -[.H10] ) * -1 )" office:value-type="float" office:value="0" calcext:value-type="float">
            <text:p>0</text:p>
          </table:table-cell>
          <table:table-cell table:style-name="ce22" table:formula="of:=IF(([.I10] - 8 )&lt;0 ;0;(8 -[.I10] ) * -1 )" office:value-type="float" office:value="0" calcext:value-type="float">
            <text:p>0</text:p>
          </table:table-cell>
          <table:table-cell table:formula="of:=IF(([.J10] - 8 )&lt;0 ;0;(8 -[.J10] ) * -1 )" office:value-type="float" office:value="0" calcext:value-type="float">
            <text:p>0</text:p>
          </table:table-cell>
          <table:table-cell table:style-name="ce22" table:formula="of:=IF(([.K10] - 8 )&lt;0 ;0;(8 -[.K10] ) * -1 )" office:value-type="float" office:value="0" calcext:value-type="float">
            <text:p>0</text:p>
          </table:table-cell>
          <table:table-cell table:style-name="ce22" table:formula="of:=IF(([.L10] - 8 )&lt;0 ;0;(8 -[.L10] ) * -1 )" office:value-type="float" office:value="0" calcext:value-type="float">
            <text:p>0</text:p>
          </table:table-cell>
          <table:table-cell table:formula="of:=IF(([.M10] - 8 )&lt;0 ;0;(8 -[.M10] ) * -1 )" office:value-type="float" office:value="0" calcext:value-type="float">
            <text:p>0</text:p>
          </table:table-cell>
          <table:table-cell table:formula="of:=IF(([.N10] - 8 )&lt;0 ;0;(8 -[.N10] ) * -1 )" office:value-type="float" office:value="0" calcext:value-type="float">
            <text:p>0</text:p>
          </table:table-cell>
          <table:table-cell table:formula="of:=IF(([.O10] - 8 )&lt;0 ;0;(8 -[.O10] ) * -1 )" office:value-type="float" office:value="0" calcext:value-type="float">
            <text:p>0</text:p>
          </table:table-cell>
          <table:table-cell table:formula="of:=IF(([.P10] - 8 )&lt;0 ;0;(8 -[.P10] ) * -1 )" office:value-type="float" office:value="0" calcext:value-type="float">
            <text:p>0</text:p>
          </table:table-cell>
          <table:table-cell table:formula="of:=IF(([.Q10] - 8 )&lt;0 ;0;(8 -[.Q10] ) * -1 )" office:value-type="float" office:value="0" calcext:value-type="float">
            <text:p>0</text:p>
          </table:table-cell>
          <table:table-cell table:formula="of:=IF(([.R10] - 8 )&lt;0 ;0;(8 -[.R10] ) * -1 )" office:value-type="float" office:value="0" calcext:value-type="float">
            <text:p>0</text:p>
          </table:table-cell>
          <table:table-cell table:formula="of:=IF(([.S10] - 8 )&lt;0 ;0;(8 -[.S10] ) * -1 )" office:value-type="float" office:value="0" calcext:value-type="float">
            <text:p>0</text:p>
          </table:table-cell>
          <table:table-cell table:formula="of:=IF(([.T10] - 8 )&lt;0 ;0;(8 -[.T10] ) * -1 )" office:value-type="float" office:value="0" calcext:value-type="float">
            <text:p>0</text:p>
          </table:table-cell>
          <table:table-cell table:formula="of:=IF(([.U10] - 8 )&lt;0 ;0;(8 -[.U10] ) * -1 )" office:value-type="float" office:value="0" calcext:value-type="float">
            <text:p>0</text:p>
          </table:table-cell>
          <table:table-cell table:formula="of:=IF(([.V10] - 8 )&lt;0 ;0;(8 -[.V10] ) * -1 )" office:value-type="float" office:value="0" calcext:value-type="float">
            <text:p>0</text:p>
          </table:table-cell>
          <table:table-cell table:formula="of:=IF(([.W10] - 8 )&lt;0 ;0;(8 -[.W10] ) * -1 )" office:value-type="float" office:value="0" calcext:value-type="float">
            <text:p>0</text:p>
          </table:table-cell>
          <table:table-cell table:formula="of:=IF(([.X10] - 8 )&lt;0 ;0;(8 -[.X10] ) * -1 )" office:value-type="float" office:value="0" calcext:value-type="float">
            <text:p>0</text:p>
          </table:table-cell>
          <table:table-cell table:formula="of:=IF(([.Y10] - 8 )&lt;0 ;0;(8 -[.Y10] ) * -1 )" office:value-type="float" office:value="0" calcext:value-type="float">
            <text:p>0</text:p>
          </table:table-cell>
          <table:table-cell table:formula="of:=IF(([.Z10] - 8 )&lt;0 ;0;(8 -[.Z10] ) * -1 )" office:value-type="float" office:value="0" calcext:value-type="float">
            <text:p>0</text:p>
          </table:table-cell>
          <table:table-cell table:formula="of:=IF(([.AA10] - 8 )&lt;0 ;0;(8 -[.AA10] ) * -1 )" office:value-type="float" office:value="0" calcext:value-type="float">
            <text:p>0</text:p>
          </table:table-cell>
          <table:table-cell table:formula="of:=IF(([.AB10] - 8 )&lt;0 ;0;(8 -[.AB10] ) * -1 )" office:value-type="float" office:value="0" calcext:value-type="float">
            <text:p>0</text:p>
          </table:table-cell>
          <table:table-cell table:formula="of:=IF(([.AC10] - 8 )&lt;0 ;0;(8 -[.AC10] ) * -1 )" office:value-type="float" office:value="0" calcext:value-type="float">
            <text:p>0</text:p>
          </table:table-cell>
          <table:table-cell table:style-name="ce22" table:formula="of:=IF(([.AD10] - 8 )&lt;0 ;0;(8 -[.AD10] ) * -1 )" office:value-type="float" office:value="0" calcext:value-type="float">
            <text:p>0</text:p>
          </table:table-cell>
          <table:table-cell table:style-name="ce22" table:formula="of:=IF(([.AE10] - 8 )&lt;0 ;0;(8 -[.AE10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bril</text:p>
          </table:table-cell>
          <table:table-cell table:style-name="ce22" table:formula="of:=IF(([.B11] - 8 )&lt;0 ;0;(8 -[.B11] ) * -1 )" office:value-type="float" office:value="0" calcext:value-type="float">
            <text:p>0</text:p>
          </table:table-cell>
          <table:table-cell table:style-name="ce22" table:formula="of:=IF(([.C11] - 8 )&lt;0 ;0;(8 -[.C11] ) * -1 )" office:value-type="float" office:value="0" calcext:value-type="float">
            <text:p>0</text:p>
          </table:table-cell>
          <table:table-cell table:style-name="ce22" table:formula="of:=IF(([.D11] - 8 )&lt;0 ;0;(8 -[.D11] ) * -1 )" office:value-type="float" office:value="0" calcext:value-type="float">
            <text:p>0</text:p>
          </table:table-cell>
          <table:table-cell table:style-name="ce22" table:formula="of:=IF(([.E11] - 8 )&lt;0 ;0;(8 -[.E11] ) * -1 )" office:value-type="float" office:value="0" calcext:value-type="float">
            <text:p>0</text:p>
          </table:table-cell>
          <table:table-cell table:style-name="ce22" table:formula="of:=IF(([.F11] - 8 )&lt;0 ;0;(8 -[.F11] ) * -1 )" office:value-type="float" office:value="0" calcext:value-type="float">
            <text:p>0</text:p>
          </table:table-cell>
          <table:table-cell table:style-name="ce22" table:formula="of:=IF(([.G11] - 8 )&lt;0 ;0;(8 -[.G11] ) * -1 )" office:value-type="float" office:value="0" calcext:value-type="float">
            <text:p>0</text:p>
          </table:table-cell>
          <table:table-cell table:style-name="ce22" table:formula="of:=IF(([.H11] - 8 )&lt;0 ;0;(8 -[.H11] ) * -1 )" office:value-type="float" office:value="0" calcext:value-type="float">
            <text:p>0</text:p>
          </table:table-cell>
          <table:table-cell table:style-name="ce22" table:formula="of:=IF(([.I11] - 8 )&lt;0 ;0;(8 -[.I11] ) * -1 )" office:value-type="float" office:value="0" calcext:value-type="float">
            <text:p>0</text:p>
          </table:table-cell>
          <table:table-cell table:formula="of:=IF(([.J11] - 8 )&lt;0 ;0;(8 -[.J11] ) * -1 )" office:value-type="float" office:value="0" calcext:value-type="float">
            <text:p>0</text:p>
          </table:table-cell>
          <table:table-cell table:style-name="ce22" table:formula="of:=IF(([.K11] - 8 )&lt;0 ;0;(8 -[.K11] ) * -1 )" office:value-type="float" office:value="0" calcext:value-type="float">
            <text:p>0</text:p>
          </table:table-cell>
          <table:table-cell table:style-name="ce22" table:formula="of:=IF(([.L11] - 8 )&lt;0 ;0;(8 -[.L11] ) * -1 )" office:value-type="float" office:value="0" calcext:value-type="float">
            <text:p>0</text:p>
          </table:table-cell>
          <table:table-cell table:formula="of:=IF(([.M11] - 8 )&lt;0 ;0;(8 -[.M11] ) * -1 )" office:value-type="float" office:value="0" calcext:value-type="float">
            <text:p>0</text:p>
          </table:table-cell>
          <table:table-cell table:formula="of:=IF(([.N11] - 8 )&lt;0 ;0;(8 -[.N11] ) * -1 )" office:value-type="float" office:value="0" calcext:value-type="float">
            <text:p>0</text:p>
          </table:table-cell>
          <table:table-cell table:formula="of:=IF(([.O11] - 8 )&lt;0 ;0;(8 -[.O11] ) * -1 )" office:value-type="float" office:value="0" calcext:value-type="float">
            <text:p>0</text:p>
          </table:table-cell>
          <table:table-cell table:formula="of:=IF(([.P11] - 8 )&lt;0 ;0;(8 -[.P11] ) * -1 )" office:value-type="float" office:value="0" calcext:value-type="float">
            <text:p>0</text:p>
          </table:table-cell>
          <table:table-cell table:formula="of:=IF(([.Q11] - 8 )&lt;0 ;0;(8 -[.Q11] ) * -1 )" office:value-type="float" office:value="0" calcext:value-type="float">
            <text:p>0</text:p>
          </table:table-cell>
          <table:table-cell table:formula="of:=IF(([.R11] - 8 )&lt;0 ;0;(8 -[.R11] ) * -1 )" office:value-type="float" office:value="0" calcext:value-type="float">
            <text:p>0</text:p>
          </table:table-cell>
          <table:table-cell table:formula="of:=IF(([.S11] - 8 )&lt;0 ;0;(8 -[.S11] ) * -1 )" office:value-type="float" office:value="0" calcext:value-type="float">
            <text:p>0</text:p>
          </table:table-cell>
          <table:table-cell table:formula="of:=IF(([.T11] - 8 )&lt;0 ;0;(8 -[.T11] ) * -1 )" office:value-type="float" office:value="0" calcext:value-type="float">
            <text:p>0</text:p>
          </table:table-cell>
          <table:table-cell table:formula="of:=IF(([.U11] - 8 )&lt;0 ;0;(8 -[.U11] ) * -1 )" office:value-type="float" office:value="0" calcext:value-type="float">
            <text:p>0</text:p>
          </table:table-cell>
          <table:table-cell table:formula="of:=IF(([.V11] - 8 )&lt;0 ;0;(8 -[.V11] ) * -1 )" office:value-type="float" office:value="0" calcext:value-type="float">
            <text:p>0</text:p>
          </table:table-cell>
          <table:table-cell table:formula="of:=IF(([.W11] - 8 )&lt;0 ;0;(8 -[.W11] ) * -1 )" office:value-type="float" office:value="0" calcext:value-type="float">
            <text:p>0</text:p>
          </table:table-cell>
          <table:table-cell table:formula="of:=IF(([.X11] - 8 )&lt;0 ;0;(8 -[.X11] ) * -1 )" office:value-type="float" office:value="0" calcext:value-type="float">
            <text:p>0</text:p>
          </table:table-cell>
          <table:table-cell table:formula="of:=IF(([.Y11] - 8 )&lt;0 ;0;(8 -[.Y11] ) * -1 )" office:value-type="float" office:value="0" calcext:value-type="float">
            <text:p>0</text:p>
          </table:table-cell>
          <table:table-cell table:formula="of:=IF(([.Z11] - 8 )&lt;0 ;0;(8 -[.Z11] ) * -1 )" office:value-type="float" office:value="0" calcext:value-type="float">
            <text:p>0</text:p>
          </table:table-cell>
          <table:table-cell table:formula="of:=IF(([.AA11] - 8 )&lt;0 ;0;(8 -[.AA11] ) * -1 )" office:value-type="float" office:value="0" calcext:value-type="float">
            <text:p>0</text:p>
          </table:table-cell>
          <table:table-cell table:formula="of:=IF(([.AB11] - 8 )&lt;0 ;0;(8 -[.AB11] ) * -1 )" office:value-type="float" office:value="0" calcext:value-type="float">
            <text:p>0</text:p>
          </table:table-cell>
          <table:table-cell table:formula="of:=IF(([.AC11] - 8 )&lt;0 ;0;(8 -[.AC11] ) * -1 )" office:value-type="float" office:value="0" calcext:value-type="float">
            <text:p>0</text:p>
          </table:table-cell>
          <table:table-cell table:style-name="ce22" table:formula="of:=IF(([.AD11] - 8 )&lt;0 ;0;(8 -[.AD11] ) * -1 )" office:value-type="float" office:value="0" calcext:value-type="float">
            <text:p>0</text:p>
          </table:table-cell>
          <table:table-cell table:style-name="ce22" table:formula="of:=IF(([.AE11] - 8 )&lt;0 ;0;(8 -[.AE11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ayo</text:p>
          </table:table-cell>
          <table:table-cell table:style-name="ce22" table:formula="of:=IF(([.B12] - 8 )&lt;0 ;0;(8 -[.B12] ) * -1 )" office:value-type="float" office:value="0" calcext:value-type="float">
            <text:p>0</text:p>
          </table:table-cell>
          <table:table-cell table:style-name="ce22" table:formula="of:=IF(([.C12] - 8 )&lt;0 ;0;(8 -[.C12] ) * -1 )" office:value-type="float" office:value="0" calcext:value-type="float">
            <text:p>0</text:p>
          </table:table-cell>
          <table:table-cell table:style-name="ce22" table:formula="of:=IF(([.D12] - 8 )&lt;0 ;0;(8 -[.D12] ) * -1 )" office:value-type="float" office:value="0" calcext:value-type="float">
            <text:p>0</text:p>
          </table:table-cell>
          <table:table-cell table:style-name="ce22" table:formula="of:=IF(([.E12] - 8 )&lt;0 ;0;(8 -[.E12] ) * -1 )" office:value-type="float" office:value="0" calcext:value-type="float">
            <text:p>0</text:p>
          </table:table-cell>
          <table:table-cell table:style-name="ce22" table:formula="of:=IF(([.F12] - 8 )&lt;0 ;0;(8 -[.F12] ) * -1 )" office:value-type="float" office:value="0" calcext:value-type="float">
            <text:p>0</text:p>
          </table:table-cell>
          <table:table-cell table:style-name="ce22" table:formula="of:=IF(([.G12] - 8 )&lt;0 ;0;(8 -[.G12] ) * -1 )" office:value-type="float" office:value="0" calcext:value-type="float">
            <text:p>0</text:p>
          </table:table-cell>
          <table:table-cell table:style-name="ce22" table:formula="of:=IF(([.H12] - 8 )&lt;0 ;0;(8 -[.H12] ) * -1 )" office:value-type="float" office:value="0" calcext:value-type="float">
            <text:p>0</text:p>
          </table:table-cell>
          <table:table-cell table:style-name="ce22" table:formula="of:=IF(([.I12] - 8 )&lt;0 ;0;(8 -[.I12] ) * -1 )" office:value-type="float" office:value="0" calcext:value-type="float">
            <text:p>0</text:p>
          </table:table-cell>
          <table:table-cell table:formula="of:=IF(([.J12] - 8 )&lt;0 ;0;(8 -[.J12] ) * -1 )" office:value-type="float" office:value="0" calcext:value-type="float">
            <text:p>0</text:p>
          </table:table-cell>
          <table:table-cell table:style-name="ce22" table:formula="of:=IF(([.K12] - 8 )&lt;0 ;0;(8 -[.K12] ) * -1 )" office:value-type="float" office:value="0" calcext:value-type="float">
            <text:p>0</text:p>
          </table:table-cell>
          <table:table-cell table:style-name="ce22" table:formula="of:=IF(([.L12] - 8 )&lt;0 ;0;(8 -[.L12] ) * -1 )" office:value-type="float" office:value="0" calcext:value-type="float">
            <text:p>0</text:p>
          </table:table-cell>
          <table:table-cell table:formula="of:=IF(([.M12] - 8 )&lt;0 ;0;(8 -[.M12] ) * -1 )" office:value-type="float" office:value="0" calcext:value-type="float">
            <text:p>0</text:p>
          </table:table-cell>
          <table:table-cell table:formula="of:=IF(([.N12] - 8 )&lt;0 ;0;(8 -[.N12] ) * -1 )" office:value-type="float" office:value="0" calcext:value-type="float">
            <text:p>0</text:p>
          </table:table-cell>
          <table:table-cell table:formula="of:=IF(([.O12] - 8 )&lt;0 ;0;(8 -[.O12] ) * -1 )" office:value-type="float" office:value="0" calcext:value-type="float">
            <text:p>0</text:p>
          </table:table-cell>
          <table:table-cell table:formula="of:=IF(([.P12] - 8 )&lt;0 ;0;(8 -[.P12] ) * -1 )" office:value-type="float" office:value="0" calcext:value-type="float">
            <text:p>0</text:p>
          </table:table-cell>
          <table:table-cell table:formula="of:=IF(([.Q12] - 8 )&lt;0 ;0;(8 -[.Q12] ) * -1 )" office:value-type="float" office:value="0" calcext:value-type="float">
            <text:p>0</text:p>
          </table:table-cell>
          <table:table-cell table:formula="of:=IF(([.R12] - 8 )&lt;0 ;0;(8 -[.R12] ) * -1 )" office:value-type="float" office:value="0" calcext:value-type="float">
            <text:p>0</text:p>
          </table:table-cell>
          <table:table-cell table:formula="of:=IF(([.S12] - 8 )&lt;0 ;0;(8 -[.S12] ) * -1 )" office:value-type="float" office:value="0" calcext:value-type="float">
            <text:p>0</text:p>
          </table:table-cell>
          <table:table-cell table:formula="of:=IF(([.T12] - 8 )&lt;0 ;0;(8 -[.T12] ) * -1 )" office:value-type="float" office:value="0" calcext:value-type="float">
            <text:p>0</text:p>
          </table:table-cell>
          <table:table-cell table:formula="of:=IF(([.U12] - 8 )&lt;0 ;0;(8 -[.U12] ) * -1 )" office:value-type="float" office:value="0" calcext:value-type="float">
            <text:p>0</text:p>
          </table:table-cell>
          <table:table-cell table:formula="of:=IF(([.V12] - 8 )&lt;0 ;0;(8 -[.V12] ) * -1 )" office:value-type="float" office:value="0" calcext:value-type="float">
            <text:p>0</text:p>
          </table:table-cell>
          <table:table-cell table:formula="of:=IF(([.W12] - 8 )&lt;0 ;0;(8 -[.W12] ) * -1 )" office:value-type="float" office:value="0" calcext:value-type="float">
            <text:p>0</text:p>
          </table:table-cell>
          <table:table-cell table:formula="of:=IF(([.X12] - 8 )&lt;0 ;0;(8 -[.X12] ) * -1 )" office:value-type="float" office:value="0" calcext:value-type="float">
            <text:p>0</text:p>
          </table:table-cell>
          <table:table-cell table:formula="of:=IF(([.Y12] - 8 )&lt;0 ;0;(8 -[.Y12] ) * -1 )" office:value-type="float" office:value="0" calcext:value-type="float">
            <text:p>0</text:p>
          </table:table-cell>
          <table:table-cell table:formula="of:=IF(([.Z12] - 8 )&lt;0 ;0;(8 -[.Z12] ) * -1 )" office:value-type="float" office:value="0" calcext:value-type="float">
            <text:p>0</text:p>
          </table:table-cell>
          <table:table-cell table:formula="of:=IF(([.AA12] - 8 )&lt;0 ;0;(8 -[.AA12] ) * -1 )" office:value-type="float" office:value="0" calcext:value-type="float">
            <text:p>0</text:p>
          </table:table-cell>
          <table:table-cell table:formula="of:=IF(([.AB12] - 8 )&lt;0 ;0;(8 -[.AB12] ) * -1 )" office:value-type="float" office:value="0" calcext:value-type="float">
            <text:p>0</text:p>
          </table:table-cell>
          <table:table-cell table:formula="of:=IF(([.AC12] - 8 )&lt;0 ;0;(8 -[.AC12] ) * -1 )" office:value-type="float" office:value="0" calcext:value-type="float">
            <text:p>0</text:p>
          </table:table-cell>
          <table:table-cell table:style-name="ce22" table:formula="of:=IF(([.AD12] - 8 )&lt;0 ;0;(8 -[.AD12] ) * -1 )" office:value-type="float" office:value="0" calcext:value-type="float">
            <text:p>0</text:p>
          </table:table-cell>
          <table:table-cell table:style-name="ce22" table:formula="of:=IF(([.AE12] - 8 )&lt;0 ;0;(8 -[.AE12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Junio</text:p>
          </table:table-cell>
          <table:table-cell table:style-name="ce22" table:formula="of:=IF(([.B13] - 8 )&lt;0 ;0;(8 -[.B13] ) * -1 )" office:value-type="float" office:value="0" calcext:value-type="float">
            <text:p>0</text:p>
          </table:table-cell>
          <table:table-cell table:style-name="ce22" table:formula="of:=IF(([.C13] - 8 )&lt;0 ;0;(8 -[.C13] ) * -1 )" office:value-type="float" office:value="0" calcext:value-type="float">
            <text:p>0</text:p>
          </table:table-cell>
          <table:table-cell table:style-name="ce22" table:formula="of:=IF(([.D13] - 8 )&lt;0 ;0;(8 -[.D13] ) * -1 )" office:value-type="float" office:value="0" calcext:value-type="float">
            <text:p>0</text:p>
          </table:table-cell>
          <table:table-cell table:style-name="ce22" table:formula="of:=IF(([.E13] - 8 )&lt;0 ;0;(8 -[.E13] ) * -1 )" office:value-type="float" office:value="0" calcext:value-type="float">
            <text:p>0</text:p>
          </table:table-cell>
          <table:table-cell table:style-name="ce22" table:formula="of:=IF(([.F13] - 8 )&lt;0 ;0;(8 -[.F13] ) * -1 )" office:value-type="float" office:value="0" calcext:value-type="float">
            <text:p>0</text:p>
          </table:table-cell>
          <table:table-cell table:style-name="ce22" table:formula="of:=IF(([.G13] - 8 )&lt;0 ;0;(8 -[.G13] ) * -1 )" office:value-type="float" office:value="0" calcext:value-type="float">
            <text:p>0</text:p>
          </table:table-cell>
          <table:table-cell table:style-name="ce22" table:formula="of:=IF(([.H13] - 8 )&lt;0 ;0;(8 -[.H13] ) * -1 )" office:value-type="float" office:value="0" calcext:value-type="float">
            <text:p>0</text:p>
          </table:table-cell>
          <table:table-cell table:style-name="ce22" table:formula="of:=IF(([.I13] - 8 )&lt;0 ;0;(8 -[.I13] ) * -1 )" office:value-type="float" office:value="0" calcext:value-type="float">
            <text:p>0</text:p>
          </table:table-cell>
          <table:table-cell table:formula="of:=IF(([.J13] - 8 )&lt;0 ;0;(8 -[.J13] ) * -1 )" office:value-type="float" office:value="0" calcext:value-type="float">
            <text:p>0</text:p>
          </table:table-cell>
          <table:table-cell table:style-name="ce22" table:formula="of:=IF(([.K13] - 8 )&lt;0 ;0;(8 -[.K13] ) * -1 )" office:value-type="float" office:value="0" calcext:value-type="float">
            <text:p>0</text:p>
          </table:table-cell>
          <table:table-cell table:style-name="ce22" table:formula="of:=IF(([.L13] - 8 )&lt;0 ;0;(8 -[.L13] ) * -1 )" office:value-type="float" office:value="0" calcext:value-type="float">
            <text:p>0</text:p>
          </table:table-cell>
          <table:table-cell table:formula="of:=IF(([.M13] - 8 )&lt;0 ;0;(8 -[.M13] ) * -1 )" office:value-type="float" office:value="0" calcext:value-type="float">
            <text:p>0</text:p>
          </table:table-cell>
          <table:table-cell table:formula="of:=IF(([.N13] - 8 )&lt;0 ;0;(8 -[.N13] ) * -1 )" office:value-type="float" office:value="0" calcext:value-type="float">
            <text:p>0</text:p>
          </table:table-cell>
          <table:table-cell table:formula="of:=IF(([.O13] - 8 )&lt;0 ;0;(8 -[.O13] ) * -1 )" office:value-type="float" office:value="0" calcext:value-type="float">
            <text:p>0</text:p>
          </table:table-cell>
          <table:table-cell table:formula="of:=IF(([.P13] - 8 )&lt;0 ;0;(8 -[.P13] ) * -1 )" office:value-type="float" office:value="0" calcext:value-type="float">
            <text:p>0</text:p>
          </table:table-cell>
          <table:table-cell table:formula="of:=IF(([.Q13] - 8 )&lt;0 ;0;(8 -[.Q13] ) * -1 )" office:value-type="float" office:value="0" calcext:value-type="float">
            <text:p>0</text:p>
          </table:table-cell>
          <table:table-cell table:formula="of:=IF(([.R13] - 8 )&lt;0 ;0;(8 -[.R13] ) * -1 )" office:value-type="float" office:value="0" calcext:value-type="float">
            <text:p>0</text:p>
          </table:table-cell>
          <table:table-cell table:formula="of:=IF(([.S13] - 8 )&lt;0 ;0;(8 -[.S13] ) * -1 )" office:value-type="float" office:value="0" calcext:value-type="float">
            <text:p>0</text:p>
          </table:table-cell>
          <table:table-cell table:formula="of:=IF(([.T13] - 8 )&lt;0 ;0;(8 -[.T13] ) * -1 )" office:value-type="float" office:value="0" calcext:value-type="float">
            <text:p>0</text:p>
          </table:table-cell>
          <table:table-cell table:formula="of:=IF(([.U13] - 8 )&lt;0 ;0;(8 -[.U13] ) * -1 )" office:value-type="float" office:value="0" calcext:value-type="float">
            <text:p>0</text:p>
          </table:table-cell>
          <table:table-cell table:formula="of:=IF(([.V13] - 8 )&lt;0 ;0;(8 -[.V13] ) * -1 )" office:value-type="float" office:value="0" calcext:value-type="float">
            <text:p>0</text:p>
          </table:table-cell>
          <table:table-cell table:formula="of:=IF(([.W13] - 8 )&lt;0 ;0;(8 -[.W13] ) * -1 )" office:value-type="float" office:value="0" calcext:value-type="float">
            <text:p>0</text:p>
          </table:table-cell>
          <table:table-cell table:formula="of:=IF(([.X13] - 8 )&lt;0 ;0;(8 -[.X13] ) * -1 )" office:value-type="float" office:value="0" calcext:value-type="float">
            <text:p>0</text:p>
          </table:table-cell>
          <table:table-cell table:formula="of:=IF(([.Y13] - 8 )&lt;0 ;0;(8 -[.Y13] ) * -1 )" office:value-type="float" office:value="0" calcext:value-type="float">
            <text:p>0</text:p>
          </table:table-cell>
          <table:table-cell table:formula="of:=IF(([.Z13] - 8 )&lt;0 ;0;(8 -[.Z13] ) * -1 )" office:value-type="float" office:value="0" calcext:value-type="float">
            <text:p>0</text:p>
          </table:table-cell>
          <table:table-cell table:formula="of:=IF(([.AA13] - 8 )&lt;0 ;0;(8 -[.AA13] ) * -1 )" office:value-type="float" office:value="0" calcext:value-type="float">
            <text:p>0</text:p>
          </table:table-cell>
          <table:table-cell table:formula="of:=IF(([.AB13] - 8 )&lt;0 ;0;(8 -[.AB13] ) * -1 )" office:value-type="float" office:value="0" calcext:value-type="float">
            <text:p>0</text:p>
          </table:table-cell>
          <table:table-cell table:formula="of:=IF(([.AC13] - 8 )&lt;0 ;0;(8 -[.AC13] ) * -1 )" office:value-type="float" office:value="0" calcext:value-type="float">
            <text:p>0</text:p>
          </table:table-cell>
          <table:table-cell table:style-name="ce22" table:formula="of:=IF(([.AD13] - 8 )&lt;0 ;0;(8 -[.AD13] ) * -1 )" office:value-type="float" office:value="0" calcext:value-type="float">
            <text:p>0</text:p>
          </table:table-cell>
          <table:table-cell table:style-name="ce22" table:formula="of:=IF(([.AE13] - 8 )&lt;0 ;0;(8 -[.AE13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Julio</text:p>
          </table:table-cell>
          <table:table-cell table:style-name="ce22" table:formula="of:=IF(([.B14] - 8 )&lt;0 ;0;(8 -[.B14] ) * -1 )" office:value-type="float" office:value="0" calcext:value-type="float">
            <text:p>0</text:p>
          </table:table-cell>
          <table:table-cell table:style-name="ce22" table:formula="of:=IF(([.C14] - 8 )&lt;0 ;0;(8 -[.C14] ) * -1 )" office:value-type="float" office:value="0" calcext:value-type="float">
            <text:p>0</text:p>
          </table:table-cell>
          <table:table-cell table:style-name="ce22" table:formula="of:=IF(([.D14] - 8 )&lt;0 ;0;(8 -[.D14] ) * -1 )" office:value-type="float" office:value="0" calcext:value-type="float">
            <text:p>0</text:p>
          </table:table-cell>
          <table:table-cell table:style-name="ce22" table:formula="of:=IF(([.E14] - 8 )&lt;0 ;0;(8 -[.E14] ) * -1 )" office:value-type="float" office:value="0" calcext:value-type="float">
            <text:p>0</text:p>
          </table:table-cell>
          <table:table-cell table:style-name="ce22" table:formula="of:=IF(([.F14] - 8 )&lt;0 ;0;(8 -[.F14] ) * -1 )" office:value-type="float" office:value="0" calcext:value-type="float">
            <text:p>0</text:p>
          </table:table-cell>
          <table:table-cell table:style-name="ce22" table:formula="of:=IF(([.G14] - 8 )&lt;0 ;0;(8 -[.G14] ) * -1 )" office:value-type="float" office:value="0" calcext:value-type="float">
            <text:p>0</text:p>
          </table:table-cell>
          <table:table-cell table:style-name="ce22" table:formula="of:=IF(([.H14] - 8 )&lt;0 ;0;(8 -[.H14] ) * -1 )" office:value-type="float" office:value="0" calcext:value-type="float">
            <text:p>0</text:p>
          </table:table-cell>
          <table:table-cell table:style-name="ce22" table:formula="of:=IF(([.I14] - 8 )&lt;0 ;0;(8 -[.I14] ) * -1 )" office:value-type="float" office:value="0" calcext:value-type="float">
            <text:p>0</text:p>
          </table:table-cell>
          <table:table-cell table:formula="of:=IF(([.J14] - 8 )&lt;0 ;0;(8 -[.J14] ) * -1 )" office:value-type="float" office:value="0" calcext:value-type="float">
            <text:p>0</text:p>
          </table:table-cell>
          <table:table-cell table:style-name="ce22" table:formula="of:=IF(([.K14] - 8 )&lt;0 ;0;(8 -[.K14] ) * -1 )" office:value-type="float" office:value="0" calcext:value-type="float">
            <text:p>0</text:p>
          </table:table-cell>
          <table:table-cell table:style-name="ce22" table:formula="of:=IF(([.L14] - 8 )&lt;0 ;0;(8 -[.L14] ) * -1 )" office:value-type="float" office:value="0" calcext:value-type="float">
            <text:p>0</text:p>
          </table:table-cell>
          <table:table-cell table:formula="of:=IF(([.M14] - 8 )&lt;0 ;0;(8 -[.M14] ) * -1 )" office:value-type="float" office:value="0" calcext:value-type="float">
            <text:p>0</text:p>
          </table:table-cell>
          <table:table-cell table:formula="of:=IF(([.N14] - 8 )&lt;0 ;0;(8 -[.N14] ) * -1 )" office:value-type="float" office:value="0" calcext:value-type="float">
            <text:p>0</text:p>
          </table:table-cell>
          <table:table-cell table:formula="of:=IF(([.O14] - 8 )&lt;0 ;0;(8 -[.O14] ) * -1 )" office:value-type="float" office:value="0" calcext:value-type="float">
            <text:p>0</text:p>
          </table:table-cell>
          <table:table-cell table:formula="of:=IF(([.P14] - 8 )&lt;0 ;0;(8 -[.P14] ) * -1 )" office:value-type="float" office:value="0" calcext:value-type="float">
            <text:p>0</text:p>
          </table:table-cell>
          <table:table-cell table:formula="of:=IF(([.Q14] - 8 )&lt;0 ;0;(8 -[.Q14] ) * -1 )" office:value-type="float" office:value="0" calcext:value-type="float">
            <text:p>0</text:p>
          </table:table-cell>
          <table:table-cell table:formula="of:=IF(([.R14] - 8 )&lt;0 ;0;(8 -[.R14] ) * -1 )" office:value-type="float" office:value="0" calcext:value-type="float">
            <text:p>0</text:p>
          </table:table-cell>
          <table:table-cell table:formula="of:=IF(([.S14] - 8 )&lt;0 ;0;(8 -[.S14] ) * -1 )" office:value-type="float" office:value="0" calcext:value-type="float">
            <text:p>0</text:p>
          </table:table-cell>
          <table:table-cell table:formula="of:=IF(([.T14] - 8 )&lt;0 ;0;(8 -[.T14] ) * -1 )" office:value-type="float" office:value="0" calcext:value-type="float">
            <text:p>0</text:p>
          </table:table-cell>
          <table:table-cell table:formula="of:=IF(([.U14] - 8 )&lt;0 ;0;(8 -[.U14] ) * -1 )" office:value-type="float" office:value="0" calcext:value-type="float">
            <text:p>0</text:p>
          </table:table-cell>
          <table:table-cell table:formula="of:=IF(([.V14] - 8 )&lt;0 ;0;(8 -[.V14] ) * -1 )" office:value-type="float" office:value="0" calcext:value-type="float">
            <text:p>0</text:p>
          </table:table-cell>
          <table:table-cell table:formula="of:=IF(([.W14] - 8 )&lt;0 ;0;(8 -[.W14] ) * -1 )" office:value-type="float" office:value="0" calcext:value-type="float">
            <text:p>0</text:p>
          </table:table-cell>
          <table:table-cell table:formula="of:=IF(([.X14] - 8 )&lt;0 ;0;(8 -[.X14] ) * -1 )" office:value-type="float" office:value="0" calcext:value-type="float">
            <text:p>0</text:p>
          </table:table-cell>
          <table:table-cell table:formula="of:=IF(([.Y14] - 8 )&lt;0 ;0;(8 -[.Y14] ) * -1 )" office:value-type="float" office:value="0" calcext:value-type="float">
            <text:p>0</text:p>
          </table:table-cell>
          <table:table-cell table:formula="of:=IF(([.Z14] - 8 )&lt;0 ;0;(8 -[.Z14] ) * -1 )" office:value-type="float" office:value="0" calcext:value-type="float">
            <text:p>0</text:p>
          </table:table-cell>
          <table:table-cell table:formula="of:=IF(([.AA14] - 8 )&lt;0 ;0;(8 -[.AA14] ) * -1 )" office:value-type="float" office:value="0" calcext:value-type="float">
            <text:p>0</text:p>
          </table:table-cell>
          <table:table-cell table:formula="of:=IF(([.AB14] - 8 )&lt;0 ;0;(8 -[.AB14] ) * -1 )" office:value-type="float" office:value="0" calcext:value-type="float">
            <text:p>0</text:p>
          </table:table-cell>
          <table:table-cell table:formula="of:=IF(([.AC14] - 8 )&lt;0 ;0;(8 -[.AC14] ) * -1 )" office:value-type="float" office:value="0" calcext:value-type="float">
            <text:p>0</text:p>
          </table:table-cell>
          <table:table-cell table:style-name="ce22" table:formula="of:=IF(([.AD14] - 8 )&lt;0 ;0;(8 -[.AD14] ) * -1 )" office:value-type="float" office:value="0" calcext:value-type="float">
            <text:p>0</text:p>
          </table:table-cell>
          <table:table-cell table:style-name="ce22" table:formula="of:=IF(([.AE14] - 8 )&lt;0 ;0;(8 -[.AE14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gosto</text:p>
          </table:table-cell>
          <table:table-cell table:style-name="ce22" table:formula="of:=IF(([.B15] - 8 )&lt;0 ;0;(8 -[.B15] ) * -1 )" office:value-type="float" office:value="0" calcext:value-type="float">
            <text:p>0</text:p>
          </table:table-cell>
          <table:table-cell table:style-name="ce22" table:formula="of:=IF(([.C15] - 8 )&lt;0 ;0;(8 -[.C15] ) * -1 )" office:value-type="float" office:value="0" calcext:value-type="float">
            <text:p>0</text:p>
          </table:table-cell>
          <table:table-cell table:style-name="ce22" table:formula="of:=IF(([.D15] - 8 )&lt;0 ;0;(8 -[.D15] ) * -1 )" office:value-type="float" office:value="0" calcext:value-type="float">
            <text:p>0</text:p>
          </table:table-cell>
          <table:table-cell table:style-name="ce22" table:formula="of:=IF(([.E15] - 8 )&lt;0 ;0;(8 -[.E15] ) * -1 )" office:value-type="float" office:value="0" calcext:value-type="float">
            <text:p>0</text:p>
          </table:table-cell>
          <table:table-cell table:style-name="ce22" table:formula="of:=IF(([.F15] - 8 )&lt;0 ;0;(8 -[.F15] ) * -1 )" office:value-type="float" office:value="0" calcext:value-type="float">
            <text:p>0</text:p>
          </table:table-cell>
          <table:table-cell table:style-name="ce22" table:formula="of:=IF(([.G15] - 8 )&lt;0 ;0;(8 -[.G15] ) * -1 )" office:value-type="float" office:value="0" calcext:value-type="float">
            <text:p>0</text:p>
          </table:table-cell>
          <table:table-cell table:style-name="ce22" table:formula="of:=IF(([.H15] - 8 )&lt;0 ;0;(8 -[.H15] ) * -1 )" office:value-type="float" office:value="0" calcext:value-type="float">
            <text:p>0</text:p>
          </table:table-cell>
          <table:table-cell table:style-name="ce22" table:formula="of:=IF(([.I15] - 8 )&lt;0 ;0;(8 -[.I15] ) * -1 )" office:value-type="float" office:value="0" calcext:value-type="float">
            <text:p>0</text:p>
          </table:table-cell>
          <table:table-cell table:formula="of:=IF(([.J15] - 8 )&lt;0 ;0;(8 -[.J15] ) * -1 )" office:value-type="float" office:value="0" calcext:value-type="float">
            <text:p>0</text:p>
          </table:table-cell>
          <table:table-cell table:style-name="ce22" table:formula="of:=IF(([.K15] - 8 )&lt;0 ;0;(8 -[.K15] ) * -1 )" office:value-type="float" office:value="0" calcext:value-type="float">
            <text:p>0</text:p>
          </table:table-cell>
          <table:table-cell table:style-name="ce22" table:formula="of:=IF(([.L15] - 8 )&lt;0 ;0;(8 -[.L15] ) * -1 )" office:value-type="float" office:value="0" calcext:value-type="float">
            <text:p>0</text:p>
          </table:table-cell>
          <table:table-cell table:formula="of:=IF(([.M15] - 8 )&lt;0 ;0;(8 -[.M15] ) * -1 )" office:value-type="float" office:value="0" calcext:value-type="float">
            <text:p>0</text:p>
          </table:table-cell>
          <table:table-cell table:formula="of:=IF(([.N15] - 8 )&lt;0 ;0;(8 -[.N15] ) * -1 )" office:value-type="float" office:value="0" calcext:value-type="float">
            <text:p>0</text:p>
          </table:table-cell>
          <table:table-cell table:formula="of:=IF(([.O15] - 8 )&lt;0 ;0;(8 -[.O15] ) * -1 )" office:value-type="float" office:value="0" calcext:value-type="float">
            <text:p>0</text:p>
          </table:table-cell>
          <table:table-cell table:formula="of:=IF(([.P15] - 8 )&lt;0 ;0;(8 -[.P15] ) * -1 )" office:value-type="float" office:value="0" calcext:value-type="float">
            <text:p>0</text:p>
          </table:table-cell>
          <table:table-cell table:formula="of:=IF(([.Q15] - 8 )&lt;0 ;0;(8 -[.Q15] ) * -1 )" office:value-type="float" office:value="0" calcext:value-type="float">
            <text:p>0</text:p>
          </table:table-cell>
          <table:table-cell table:formula="of:=IF(([.R15] - 8 )&lt;0 ;0;(8 -[.R15] ) * -1 )" office:value-type="float" office:value="0" calcext:value-type="float">
            <text:p>0</text:p>
          </table:table-cell>
          <table:table-cell table:formula="of:=IF(([.S15] - 8 )&lt;0 ;0;(8 -[.S15] ) * -1 )" office:value-type="float" office:value="0" calcext:value-type="float">
            <text:p>0</text:p>
          </table:table-cell>
          <table:table-cell table:formula="of:=IF(([.T15] - 8 )&lt;0 ;0;(8 -[.T15] ) * -1 )" office:value-type="float" office:value="0" calcext:value-type="float">
            <text:p>0</text:p>
          </table:table-cell>
          <table:table-cell table:formula="of:=IF(([.U15] - 8 )&lt;0 ;0;(8 -[.U15] ) * -1 )" office:value-type="float" office:value="0" calcext:value-type="float">
            <text:p>0</text:p>
          </table:table-cell>
          <table:table-cell table:formula="of:=IF(([.V15] - 8 )&lt;0 ;0;(8 -[.V15] ) * -1 )" office:value-type="float" office:value="0" calcext:value-type="float">
            <text:p>0</text:p>
          </table:table-cell>
          <table:table-cell table:formula="of:=IF(([.W15] - 8 )&lt;0 ;0;(8 -[.W15] ) * -1 )" office:value-type="float" office:value="0" calcext:value-type="float">
            <text:p>0</text:p>
          </table:table-cell>
          <table:table-cell table:formula="of:=IF(([.X15] - 8 )&lt;0 ;0;(8 -[.X15] ) * -1 )" office:value-type="float" office:value="0" calcext:value-type="float">
            <text:p>0</text:p>
          </table:table-cell>
          <table:table-cell table:formula="of:=IF(([.Y15] - 8 )&lt;0 ;0;(8 -[.Y15] ) * -1 )" office:value-type="float" office:value="0" calcext:value-type="float">
            <text:p>0</text:p>
          </table:table-cell>
          <table:table-cell table:formula="of:=IF(([.Z15] - 8 )&lt;0 ;0;(8 -[.Z15] ) * -1 )" office:value-type="float" office:value="0" calcext:value-type="float">
            <text:p>0</text:p>
          </table:table-cell>
          <table:table-cell table:formula="of:=IF(([.AA15] - 8 )&lt;0 ;0;(8 -[.AA15] ) * -1 )" office:value-type="float" office:value="0" calcext:value-type="float">
            <text:p>0</text:p>
          </table:table-cell>
          <table:table-cell table:formula="of:=IF(([.AB15] - 8 )&lt;0 ;0;(8 -[.AB15] ) * -1 )" office:value-type="float" office:value="0" calcext:value-type="float">
            <text:p>0</text:p>
          </table:table-cell>
          <table:table-cell table:formula="of:=IF(([.AC15] - 8 )&lt;0 ;0;(8 -[.AC15] ) * -1 )" office:value-type="float" office:value="0" calcext:value-type="float">
            <text:p>0</text:p>
          </table:table-cell>
          <table:table-cell table:style-name="ce22" table:formula="of:=IF(([.AD15] - 8 )&lt;0 ;0;(8 -[.AD15] ) * -1 )" office:value-type="float" office:value="0" calcext:value-type="float">
            <text:p>0</text:p>
          </table:table-cell>
          <table:table-cell table:style-name="ce22" table:formula="of:=IF(([.AE15] - 8 )&lt;0 ;0;(8 -[.AE15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eptiembre</text:p>
          </table:table-cell>
          <table:table-cell table:style-name="ce22" table:formula="of:=IF(([.B16] - 8 )&lt;0 ;0;(8 -[.B16] ) * -1 )" office:value-type="float" office:value="0" calcext:value-type="float">
            <text:p>0</text:p>
          </table:table-cell>
          <table:table-cell table:style-name="ce22" table:formula="of:=IF(([.C16] - 8 )&lt;0 ;0;(8 -[.C16] ) * -1 )" office:value-type="float" office:value="0" calcext:value-type="float">
            <text:p>0</text:p>
          </table:table-cell>
          <table:table-cell table:style-name="ce22" table:formula="of:=IF(([.D16] - 8 )&lt;0 ;0;(8 -[.D16] ) * -1 )" office:value-type="float" office:value="0" calcext:value-type="float">
            <text:p>0</text:p>
          </table:table-cell>
          <table:table-cell table:style-name="ce22" table:formula="of:=IF(([.E16] - 8 )&lt;0 ;0;(8 -[.E16] ) * -1 )" office:value-type="float" office:value="0" calcext:value-type="float">
            <text:p>0</text:p>
          </table:table-cell>
          <table:table-cell table:style-name="ce22" table:formula="of:=IF(([.F16] - 8 )&lt;0 ;0;(8 -[.F16] ) * -1 )" office:value-type="float" office:value="0" calcext:value-type="float">
            <text:p>0</text:p>
          </table:table-cell>
          <table:table-cell table:style-name="ce22" table:formula="of:=IF(([.G16] - 8 )&lt;0 ;0;(8 -[.G16] ) * -1 )" office:value-type="float" office:value="0" calcext:value-type="float">
            <text:p>0</text:p>
          </table:table-cell>
          <table:table-cell table:style-name="ce22" table:formula="of:=IF(([.H16] - 8 )&lt;0 ;0;(8 -[.H16] ) * -1 )" office:value-type="float" office:value="0" calcext:value-type="float">
            <text:p>0</text:p>
          </table:table-cell>
          <table:table-cell table:style-name="ce22" table:formula="of:=IF(([.I16] - 8 )&lt;0 ;0;(8 -[.I16] ) * -1 )" office:value-type="float" office:value="0" calcext:value-type="float">
            <text:p>0</text:p>
          </table:table-cell>
          <table:table-cell table:formula="of:=IF(([.J16] - 8 )&lt;0 ;0;(8 -[.J16] ) * -1 )" office:value-type="float" office:value="0" calcext:value-type="float">
            <text:p>0</text:p>
          </table:table-cell>
          <table:table-cell table:style-name="ce22" table:formula="of:=IF(([.K16] - 8 )&lt;0 ;0;(8 -[.K16] ) * -1 )" office:value-type="float" office:value="0" calcext:value-type="float">
            <text:p>0</text:p>
          </table:table-cell>
          <table:table-cell table:style-name="ce22" table:formula="of:=IF(([.L16] - 8 )&lt;0 ;0;(8 -[.L16] ) * -1 )" office:value-type="float" office:value="0" calcext:value-type="float">
            <text:p>0</text:p>
          </table:table-cell>
          <table:table-cell table:formula="of:=IF(([.M16] - 8 )&lt;0 ;0;(8 -[.M16] ) * -1 )" office:value-type="float" office:value="0" calcext:value-type="float">
            <text:p>0</text:p>
          </table:table-cell>
          <table:table-cell table:formula="of:=IF(([.N16] - 8 )&lt;0 ;0;(8 -[.N16] ) * -1 )" office:value-type="float" office:value="0" calcext:value-type="float">
            <text:p>0</text:p>
          </table:table-cell>
          <table:table-cell table:formula="of:=IF(([.O16] - 8 )&lt;0 ;0;(8 -[.O16] ) * -1 )" office:value-type="float" office:value="0" calcext:value-type="float">
            <text:p>0</text:p>
          </table:table-cell>
          <table:table-cell table:formula="of:=IF(([.P16] - 8 )&lt;0 ;0;(8 -[.P16] ) * -1 )" office:value-type="float" office:value="0" calcext:value-type="float">
            <text:p>0</text:p>
          </table:table-cell>
          <table:table-cell table:formula="of:=IF(([.Q16] - 8 )&lt;0 ;0;(8 -[.Q16] ) * -1 )" office:value-type="float" office:value="0" calcext:value-type="float">
            <text:p>0</text:p>
          </table:table-cell>
          <table:table-cell table:formula="of:=IF(([.R16] - 8 )&lt;0 ;0;(8 -[.R16] ) * -1 )" office:value-type="float" office:value="0" calcext:value-type="float">
            <text:p>0</text:p>
          </table:table-cell>
          <table:table-cell table:formula="of:=IF(([.S16] - 8 )&lt;0 ;0;(8 -[.S16] ) * -1 )" office:value-type="float" office:value="0" calcext:value-type="float">
            <text:p>0</text:p>
          </table:table-cell>
          <table:table-cell table:formula="of:=IF(([.T16] - 8 )&lt;0 ;0;(8 -[.T16] ) * -1 )" office:value-type="float" office:value="0" calcext:value-type="float">
            <text:p>0</text:p>
          </table:table-cell>
          <table:table-cell table:formula="of:=IF(([.U16] - 8 )&lt;0 ;0;(8 -[.U16] ) * -1 )" office:value-type="float" office:value="0" calcext:value-type="float">
            <text:p>0</text:p>
          </table:table-cell>
          <table:table-cell table:formula="of:=IF(([.V16] - 8 )&lt;0 ;0;(8 -[.V16] ) * -1 )" office:value-type="float" office:value="0" calcext:value-type="float">
            <text:p>0</text:p>
          </table:table-cell>
          <table:table-cell table:formula="of:=IF(([.W16] - 8 )&lt;0 ;0;(8 -[.W16] ) * -1 )" office:value-type="float" office:value="0" calcext:value-type="float">
            <text:p>0</text:p>
          </table:table-cell>
          <table:table-cell table:formula="of:=IF(([.X16] - 8 )&lt;0 ;0;(8 -[.X16] ) * -1 )" office:value-type="float" office:value="0" calcext:value-type="float">
            <text:p>0</text:p>
          </table:table-cell>
          <table:table-cell table:formula="of:=IF(([.Y16] - 8 )&lt;0 ;0;(8 -[.Y16] ) * -1 )" office:value-type="float" office:value="0" calcext:value-type="float">
            <text:p>0</text:p>
          </table:table-cell>
          <table:table-cell table:formula="of:=IF(([.Z16] - 8 )&lt;0 ;0;(8 -[.Z16] ) * -1 )" office:value-type="float" office:value="0" calcext:value-type="float">
            <text:p>0</text:p>
          </table:table-cell>
          <table:table-cell table:formula="of:=IF(([.AA16] - 8 )&lt;0 ;0;(8 -[.AA16] ) * -1 )" office:value-type="float" office:value="0" calcext:value-type="float">
            <text:p>0</text:p>
          </table:table-cell>
          <table:table-cell table:formula="of:=IF(([.AB16] - 8 )&lt;0 ;0;(8 -[.AB16] ) * -1 )" office:value-type="float" office:value="0" calcext:value-type="float">
            <text:p>0</text:p>
          </table:table-cell>
          <table:table-cell table:formula="of:=IF(([.AC16] - 8 )&lt;0 ;0;(8 -[.AC16] ) * -1 )" office:value-type="float" office:value="0" calcext:value-type="float">
            <text:p>0</text:p>
          </table:table-cell>
          <table:table-cell table:style-name="ce22" table:formula="of:=IF(([.AD16] - 8 )&lt;0 ;0;(8 -[.AD16] ) * -1 )" office:value-type="float" office:value="0" calcext:value-type="float">
            <text:p>0</text:p>
          </table:table-cell>
          <table:table-cell table:style-name="ce22" table:formula="of:=IF(([.AE16] - 8 )&lt;0 ;0;(8 -[.AE16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ctubre</text:p>
          </table:table-cell>
          <table:table-cell table:style-name="ce22" table:formula="of:=IF(([.B17] - 8 )&lt;0 ;0;(8 -[.B17] ) * -1 )" office:value-type="float" office:value="0" calcext:value-type="float">
            <text:p>0</text:p>
          </table:table-cell>
          <table:table-cell table:style-name="ce22" table:formula="of:=IF(([.C17] - 8 )&lt;0 ;0;(8 -[.C17] ) * -1 )" office:value-type="float" office:value="0" calcext:value-type="float">
            <text:p>0</text:p>
          </table:table-cell>
          <table:table-cell table:style-name="ce22" table:formula="of:=IF(([.D17] - 8 )&lt;0 ;0;(8 -[.D17] ) * -1 )" office:value-type="float" office:value="0" calcext:value-type="float">
            <text:p>0</text:p>
          </table:table-cell>
          <table:table-cell table:style-name="ce22" table:formula="of:=IF(([.E17] - 8 )&lt;0 ;0;(8 -[.E17] ) * -1 )" office:value-type="float" office:value="0" calcext:value-type="float">
            <text:p>0</text:p>
          </table:table-cell>
          <table:table-cell table:style-name="ce22" table:formula="of:=IF(([.F17] - 8 )&lt;0 ;0;(8 -[.F17] ) * -1 )" office:value-type="float" office:value="0" calcext:value-type="float">
            <text:p>0</text:p>
          </table:table-cell>
          <table:table-cell table:style-name="ce22" table:formula="of:=IF(([.G17] - 8 )&lt;0 ;0;(8 -[.G17] ) * -1 )" office:value-type="float" office:value="0" calcext:value-type="float">
            <text:p>0</text:p>
          </table:table-cell>
          <table:table-cell table:style-name="ce22" table:formula="of:=IF(([.H17] - 8 )&lt;0 ;0;(8 -[.H17] ) * -1 )" office:value-type="float" office:value="0" calcext:value-type="float">
            <text:p>0</text:p>
          </table:table-cell>
          <table:table-cell table:style-name="ce22" table:formula="of:=IF(([.I17] - 8 )&lt;0 ;0;(8 -[.I17] ) * -1 )" office:value-type="float" office:value="0" calcext:value-type="float">
            <text:p>0</text:p>
          </table:table-cell>
          <table:table-cell table:formula="of:=IF(([.J17] - 8 )&lt;0 ;0;(8 -[.J17] ) * -1 )" office:value-type="float" office:value="0" calcext:value-type="float">
            <text:p>0</text:p>
          </table:table-cell>
          <table:table-cell table:style-name="ce22" table:formula="of:=IF(([.K17] - 8 )&lt;0 ;0;(8 -[.K17] ) * -1 )" office:value-type="float" office:value="0" calcext:value-type="float">
            <text:p>0</text:p>
          </table:table-cell>
          <table:table-cell table:style-name="ce22" table:formula="of:=IF(([.L17] - 8 )&lt;0 ;0;(8 -[.L17] ) * -1 )" office:value-type="float" office:value="0" calcext:value-type="float">
            <text:p>0</text:p>
          </table:table-cell>
          <table:table-cell table:formula="of:=IF(([.M17] - 8 )&lt;0 ;0;(8 -[.M17] ) * -1 )" office:value-type="float" office:value="0" calcext:value-type="float">
            <text:p>0</text:p>
          </table:table-cell>
          <table:table-cell table:formula="of:=IF(([.N17] - 8 )&lt;0 ;0;(8 -[.N17] ) * -1 )" office:value-type="float" office:value="0" calcext:value-type="float">
            <text:p>0</text:p>
          </table:table-cell>
          <table:table-cell table:formula="of:=IF(([.O17] - 8 )&lt;0 ;0;(8 -[.O17] ) * -1 )" office:value-type="float" office:value="0" calcext:value-type="float">
            <text:p>0</text:p>
          </table:table-cell>
          <table:table-cell table:formula="of:=IF(([.P17] - 8 )&lt;0 ;0;(8 -[.P17] ) * -1 )" office:value-type="float" office:value="0" calcext:value-type="float">
            <text:p>0</text:p>
          </table:table-cell>
          <table:table-cell table:formula="of:=IF(([.Q17] - 8 )&lt;0 ;0;(8 -[.Q17] ) * -1 )" office:value-type="float" office:value="0" calcext:value-type="float">
            <text:p>0</text:p>
          </table:table-cell>
          <table:table-cell table:formula="of:=IF(([.R17] - 8 )&lt;0 ;0;(8 -[.R17] ) * -1 )" office:value-type="float" office:value="0" calcext:value-type="float">
            <text:p>0</text:p>
          </table:table-cell>
          <table:table-cell table:formula="of:=IF(([.S17] - 8 )&lt;0 ;0;(8 -[.S17] ) * -1 )" office:value-type="float" office:value="0" calcext:value-type="float">
            <text:p>0</text:p>
          </table:table-cell>
          <table:table-cell table:formula="of:=IF(([.T17] - 8 )&lt;0 ;0;(8 -[.T17] ) * -1 )" office:value-type="float" office:value="0" calcext:value-type="float">
            <text:p>0</text:p>
          </table:table-cell>
          <table:table-cell table:formula="of:=IF(([.U17] - 8 )&lt;0 ;0;(8 -[.U17] ) * -1 )" office:value-type="float" office:value="0" calcext:value-type="float">
            <text:p>0</text:p>
          </table:table-cell>
          <table:table-cell table:formula="of:=IF(([.V17] - 8 )&lt;0 ;0;(8 -[.V17] ) * -1 )" office:value-type="float" office:value="0" calcext:value-type="float">
            <text:p>0</text:p>
          </table:table-cell>
          <table:table-cell table:formula="of:=IF(([.W17] - 8 )&lt;0 ;0;(8 -[.W17] ) * -1 )" office:value-type="float" office:value="0" calcext:value-type="float">
            <text:p>0</text:p>
          </table:table-cell>
          <table:table-cell table:formula="of:=IF(([.X17] - 8 )&lt;0 ;0;(8 -[.X17] ) * -1 )" office:value-type="float" office:value="0" calcext:value-type="float">
            <text:p>0</text:p>
          </table:table-cell>
          <table:table-cell table:formula="of:=IF(([.Y17] - 8 )&lt;0 ;0;(8 -[.Y17] ) * -1 )" office:value-type="float" office:value="0" calcext:value-type="float">
            <text:p>0</text:p>
          </table:table-cell>
          <table:table-cell table:formula="of:=IF(([.Z17] - 8 )&lt;0 ;0;(8 -[.Z17] ) * -1 )" office:value-type="float" office:value="0" calcext:value-type="float">
            <text:p>0</text:p>
          </table:table-cell>
          <table:table-cell table:formula="of:=IF(([.AA17] - 8 )&lt;0 ;0;(8 -[.AA17] ) * -1 )" office:value-type="float" office:value="0" calcext:value-type="float">
            <text:p>0</text:p>
          </table:table-cell>
          <table:table-cell table:formula="of:=IF(([.AB17] - 8 )&lt;0 ;0;(8 -[.AB17] ) * -1 )" office:value-type="float" office:value="0" calcext:value-type="float">
            <text:p>0</text:p>
          </table:table-cell>
          <table:table-cell table:formula="of:=IF(([.AC17] - 8 )&lt;0 ;0;(8 -[.AC17] ) * -1 )" office:value-type="float" office:value="0" calcext:value-type="float">
            <text:p>0</text:p>
          </table:table-cell>
          <table:table-cell table:style-name="ce22" table:formula="of:=IF(([.AD17] - 8 )&lt;0 ;0;(8 -[.AD17] ) * -1 )" office:value-type="float" office:value="0" calcext:value-type="float">
            <text:p>0</text:p>
          </table:table-cell>
          <table:table-cell table:style-name="ce22" table:formula="of:=IF(([.AE17] - 8 )&lt;0 ;0;(8 -[.AE17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Noviembre</text:p>
          </table:table-cell>
          <table:table-cell table:style-name="ce22" table:formula="of:=IF(([.B18] - 8 )&lt;0 ;0;(8 -[.B18] ) * -1 )" office:value-type="float" office:value="0" calcext:value-type="float">
            <text:p>0</text:p>
          </table:table-cell>
          <table:table-cell table:style-name="ce22" table:formula="of:=IF(([.C18] - 8 )&lt;0 ;0;(8 -[.C18] ) * -1 )" office:value-type="float" office:value="0" calcext:value-type="float">
            <text:p>0</text:p>
          </table:table-cell>
          <table:table-cell table:style-name="ce22" table:formula="of:=IF(([.D18] - 8 )&lt;0 ;0;(8 -[.D18] ) * -1 )" office:value-type="float" office:value="0" calcext:value-type="float">
            <text:p>0</text:p>
          </table:table-cell>
          <table:table-cell table:style-name="ce22" table:formula="of:=IF(([.E18] - 8 )&lt;0 ;0;(8 -[.E18] ) * -1 )" office:value-type="float" office:value="0" calcext:value-type="float">
            <text:p>0</text:p>
          </table:table-cell>
          <table:table-cell table:style-name="ce22" table:formula="of:=IF(([.F18] - 8 )&lt;0 ;0;(8 -[.F18] ) * -1 )" office:value-type="float" office:value="0" calcext:value-type="float">
            <text:p>0</text:p>
          </table:table-cell>
          <table:table-cell table:style-name="ce22" table:formula="of:=IF(([.G18] - 8 )&lt;0 ;0;(8 -[.G18] ) * -1 )" office:value-type="float" office:value="0" calcext:value-type="float">
            <text:p>0</text:p>
          </table:table-cell>
          <table:table-cell table:style-name="ce22" table:formula="of:=IF(([.H18] - 8 )&lt;0 ;0;(8 -[.H18] ) * -1 )" office:value-type="float" office:value="0" calcext:value-type="float">
            <text:p>0</text:p>
          </table:table-cell>
          <table:table-cell table:style-name="ce22" table:formula="of:=IF(([.I18] - 8 )&lt;0 ;0;(8 -[.I18] ) * -1 )" office:value-type="float" office:value="0" calcext:value-type="float">
            <text:p>0</text:p>
          </table:table-cell>
          <table:table-cell table:formula="of:=IF(([.J18] - 8 )&lt;0 ;0;(8 -[.J18] ) * -1 )" office:value-type="float" office:value="0" calcext:value-type="float">
            <text:p>0</text:p>
          </table:table-cell>
          <table:table-cell table:style-name="ce22" table:formula="of:=IF(([.K18] - 8 )&lt;0 ;0;(8 -[.K18] ) * -1 )" office:value-type="float" office:value="0" calcext:value-type="float">
            <text:p>0</text:p>
          </table:table-cell>
          <table:table-cell table:style-name="ce22" table:formula="of:=IF(([.L18] - 8 )&lt;0 ;0;(8 -[.L18] ) * -1 )" office:value-type="float" office:value="0" calcext:value-type="float">
            <text:p>0</text:p>
          </table:table-cell>
          <table:table-cell table:formula="of:=IF(([.M18] - 8 )&lt;0 ;0;(8 -[.M18] ) * -1 )" office:value-type="float" office:value="0" calcext:value-type="float">
            <text:p>0</text:p>
          </table:table-cell>
          <table:table-cell table:formula="of:=IF(([.N18] - 8 )&lt;0 ;0;(8 -[.N18] ) * -1 )" office:value-type="float" office:value="0" calcext:value-type="float">
            <text:p>0</text:p>
          </table:table-cell>
          <table:table-cell table:formula="of:=IF(([.O18] - 8 )&lt;0 ;0;(8 -[.O18] ) * -1 )" office:value-type="float" office:value="0" calcext:value-type="float">
            <text:p>0</text:p>
          </table:table-cell>
          <table:table-cell table:formula="of:=IF(([.P18] - 8 )&lt;0 ;0;(8 -[.P18] ) * -1 )" office:value-type="float" office:value="0" calcext:value-type="float">
            <text:p>0</text:p>
          </table:table-cell>
          <table:table-cell table:formula="of:=IF(([.Q18] - 8 )&lt;0 ;0;(8 -[.Q18] ) * -1 )" office:value-type="float" office:value="0" calcext:value-type="float">
            <text:p>0</text:p>
          </table:table-cell>
          <table:table-cell table:formula="of:=IF(([.R18] - 8 )&lt;0 ;0;(8 -[.R18] ) * -1 )" office:value-type="float" office:value="0" calcext:value-type="float">
            <text:p>0</text:p>
          </table:table-cell>
          <table:table-cell table:formula="of:=IF(([.S18] - 8 )&lt;0 ;0;(8 -[.S18] ) * -1 )" office:value-type="float" office:value="0" calcext:value-type="float">
            <text:p>0</text:p>
          </table:table-cell>
          <table:table-cell table:formula="of:=IF(([.T18] - 8 )&lt;0 ;0;(8 -[.T18] ) * -1 )" office:value-type="float" office:value="0" calcext:value-type="float">
            <text:p>0</text:p>
          </table:table-cell>
          <table:table-cell table:formula="of:=IF(([.U18] - 8 )&lt;0 ;0;(8 -[.U18] ) * -1 )" office:value-type="float" office:value="0" calcext:value-type="float">
            <text:p>0</text:p>
          </table:table-cell>
          <table:table-cell table:formula="of:=IF(([.V18] - 8 )&lt;0 ;0;(8 -[.V18] ) * -1 )" office:value-type="float" office:value="0" calcext:value-type="float">
            <text:p>0</text:p>
          </table:table-cell>
          <table:table-cell table:formula="of:=IF(([.W18] - 8 )&lt;0 ;0;(8 -[.W18] ) * -1 )" office:value-type="float" office:value="0" calcext:value-type="float">
            <text:p>0</text:p>
          </table:table-cell>
          <table:table-cell table:formula="of:=IF(([.X18] - 8 )&lt;0 ;0;(8 -[.X18] ) * -1 )" office:value-type="float" office:value="0" calcext:value-type="float">
            <text:p>0</text:p>
          </table:table-cell>
          <table:table-cell table:formula="of:=IF(([.Y18] - 8 )&lt;0 ;0;(8 -[.Y18] ) * -1 )" office:value-type="float" office:value="0" calcext:value-type="float">
            <text:p>0</text:p>
          </table:table-cell>
          <table:table-cell table:formula="of:=IF(([.Z18] - 8 )&lt;0 ;0;(8 -[.Z18] ) * -1 )" office:value-type="float" office:value="0" calcext:value-type="float">
            <text:p>0</text:p>
          </table:table-cell>
          <table:table-cell table:formula="of:=IF(([.AA18] - 8 )&lt;0 ;0;(8 -[.AA18] ) * -1 )" office:value-type="float" office:value="0" calcext:value-type="float">
            <text:p>0</text:p>
          </table:table-cell>
          <table:table-cell table:formula="of:=IF(([.AB18] - 8 )&lt;0 ;0;(8 -[.AB18] ) * -1 )" office:value-type="float" office:value="0" calcext:value-type="float">
            <text:p>0</text:p>
          </table:table-cell>
          <table:table-cell table:formula="of:=IF(([.AC18] - 8 )&lt;0 ;0;(8 -[.AC18] ) * -1 )" office:value-type="float" office:value="0" calcext:value-type="float">
            <text:p>0</text:p>
          </table:table-cell>
          <table:table-cell table:style-name="ce22" table:formula="of:=IF(([.AD18] - 8 )&lt;0 ;0;(8 -[.AD18] ) * -1 )" office:value-type="float" office:value="0" calcext:value-type="float">
            <text:p>0</text:p>
          </table:table-cell>
          <table:table-cell table:style-name="ce22" table:formula="of:=IF(([.AE18] - 8 )&lt;0 ;0;(8 -[.AE18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iciembre</text:p>
          </table:table-cell>
          <table:table-cell table:style-name="ce22" table:formula="of:=IF(([.B19] - 8 )&lt;0 ;0;(8 -[.B19] ) * -1 )" office:value-type="float" office:value="0" calcext:value-type="float">
            <text:p>0</text:p>
          </table:table-cell>
          <table:table-cell table:style-name="ce22" table:formula="of:=IF(([.C19] - 8 )&lt;0 ;0;(8 -[.C19] ) * -1 )" office:value-type="float" office:value="0" calcext:value-type="float">
            <text:p>0</text:p>
          </table:table-cell>
          <table:table-cell table:style-name="ce22" table:formula="of:=IF(([.D19] - 8 )&lt;0 ;0;(8 -[.D19] ) * -1 )" office:value-type="float" office:value="0" calcext:value-type="float">
            <text:p>0</text:p>
          </table:table-cell>
          <table:table-cell table:style-name="ce22" table:formula="of:=IF(([.E19] - 8 )&lt;0 ;0;(8 -[.E19] ) * -1 )" office:value-type="float" office:value="0" calcext:value-type="float">
            <text:p>0</text:p>
          </table:table-cell>
          <table:table-cell table:style-name="ce22" table:formula="of:=IF(([.F19] - 8 )&lt;0 ;0;(8 -[.F19] ) * -1 )" office:value-type="float" office:value="0" calcext:value-type="float">
            <text:p>0</text:p>
          </table:table-cell>
          <table:table-cell table:style-name="ce22" table:formula="of:=IF(([.G19] - 8 )&lt;0 ;0;(8 -[.G19] ) * -1 )" office:value-type="float" office:value="0" calcext:value-type="float">
            <text:p>0</text:p>
          </table:table-cell>
          <table:table-cell table:style-name="ce22" table:formula="of:=IF(([.H19] - 8 )&lt;0 ;0;(8 -[.H19] ) * -1 )" office:value-type="float" office:value="0" calcext:value-type="float">
            <text:p>0</text:p>
          </table:table-cell>
          <table:table-cell table:style-name="ce22" table:formula="of:=IF(([.I19] - 8 )&lt;0 ;0;(8 -[.I19] ) * -1 )" office:value-type="float" office:value="0" calcext:value-type="float">
            <text:p>0</text:p>
          </table:table-cell>
          <table:table-cell table:formula="of:=IF(([.J19] - 8 )&lt;0 ;0;(8 -[.J19] ) * -1 )" office:value-type="float" office:value="0" calcext:value-type="float">
            <text:p>0</text:p>
          </table:table-cell>
          <table:table-cell table:style-name="ce22" table:formula="of:=IF(([.K19] - 8 )&lt;0 ;0;(8 -[.K19] ) * -1 )" office:value-type="float" office:value="0" calcext:value-type="float">
            <text:p>0</text:p>
          </table:table-cell>
          <table:table-cell table:style-name="ce22" table:formula="of:=IF(([.L19] - 8 )&lt;0 ;0;(8 -[.L19] ) * -1 )" office:value-type="float" office:value="0" calcext:value-type="float">
            <text:p>0</text:p>
          </table:table-cell>
          <table:table-cell table:formula="of:=IF(([.M19] - 8 )&lt;0 ;0;(8 -[.M19] ) * -1 )" office:value-type="float" office:value="0" calcext:value-type="float">
            <text:p>0</text:p>
          </table:table-cell>
          <table:table-cell table:formula="of:=IF(([.N19] - 8 )&lt;0 ;0;(8 -[.N19] ) * -1 )" office:value-type="float" office:value="0" calcext:value-type="float">
            <text:p>0</text:p>
          </table:table-cell>
          <table:table-cell table:formula="of:=IF(([.O19] - 8 )&lt;0 ;0;(8 -[.O19] ) * -1 )" office:value-type="float" office:value="0" calcext:value-type="float">
            <text:p>0</text:p>
          </table:table-cell>
          <table:table-cell table:formula="of:=IF(([.P19] - 8 )&lt;0 ;0;(8 -[.P19] ) * -1 )" office:value-type="float" office:value="0" calcext:value-type="float">
            <text:p>0</text:p>
          </table:table-cell>
          <table:table-cell table:formula="of:=IF(([.Q19] - 8 )&lt;0 ;0;(8 -[.Q19] ) * -1 )" office:value-type="float" office:value="0" calcext:value-type="float">
            <text:p>0</text:p>
          </table:table-cell>
          <table:table-cell table:formula="of:=IF(([.R19] - 8 )&lt;0 ;0;(8 -[.R19] ) * -1 )" office:value-type="float" office:value="0" calcext:value-type="float">
            <text:p>0</text:p>
          </table:table-cell>
          <table:table-cell table:formula="of:=IF(([.S19] - 8 )&lt;0 ;0;(8 -[.S19] ) * -1 )" office:value-type="float" office:value="0" calcext:value-type="float">
            <text:p>0</text:p>
          </table:table-cell>
          <table:table-cell table:formula="of:=IF(([.T19] - 8 )&lt;0 ;0;(8 -[.T19] ) * -1 )" office:value-type="float" office:value="0" calcext:value-type="float">
            <text:p>0</text:p>
          </table:table-cell>
          <table:table-cell table:formula="of:=IF(([.U19] - 8 )&lt;0 ;0;(8 -[.U19] ) * -1 )" office:value-type="float" office:value="0" calcext:value-type="float">
            <text:p>0</text:p>
          </table:table-cell>
          <table:table-cell table:formula="of:=IF(([.V19] - 8 )&lt;0 ;0;(8 -[.V19] ) * -1 )" office:value-type="float" office:value="0" calcext:value-type="float">
            <text:p>0</text:p>
          </table:table-cell>
          <table:table-cell table:formula="of:=IF(([.W19] - 8 )&lt;0 ;0;(8 -[.W19] ) * -1 )" office:value-type="float" office:value="0" calcext:value-type="float">
            <text:p>0</text:p>
          </table:table-cell>
          <table:table-cell table:formula="of:=IF(([.X19] - 8 )&lt;0 ;0;(8 -[.X19] ) * -1 )" office:value-type="float" office:value="0" calcext:value-type="float">
            <text:p>0</text:p>
          </table:table-cell>
          <table:table-cell table:formula="of:=IF(([.Y19] - 8 )&lt;0 ;0;(8 -[.Y19] ) * -1 )" office:value-type="float" office:value="0" calcext:value-type="float">
            <text:p>0</text:p>
          </table:table-cell>
          <table:table-cell table:formula="of:=IF(([.Z19] - 8 )&lt;0 ;0;(8 -[.Z19] ) * -1 )" office:value-type="float" office:value="0" calcext:value-type="float">
            <text:p>0</text:p>
          </table:table-cell>
          <table:table-cell table:formula="of:=IF(([.AA19] - 8 )&lt;0 ;0;(8 -[.AA19] ) * -1 )" office:value-type="float" office:value="0" calcext:value-type="float">
            <text:p>0</text:p>
          </table:table-cell>
          <table:table-cell table:formula="of:=IF(([.AB19] - 8 )&lt;0 ;0;(8 -[.AB19] ) * -1 )" office:value-type="float" office:value="0" calcext:value-type="float">
            <text:p>0</text:p>
          </table:table-cell>
          <table:table-cell table:formula="of:=IF(([.AC19] - 8 )&lt;0 ;0;(8 -[.AC19] ) * -1 )" office:value-type="float" office:value="0" calcext:value-type="float">
            <text:p>0</text:p>
          </table:table-cell>
          <table:table-cell table:style-name="ce22" table:formula="of:=IF(([.AD19] - 8 )&lt;0 ;0;(8 -[.AD19] ) * -1 )" office:value-type="float" office:value="0" calcext:value-type="float">
            <text:p>0</text:p>
          </table:table-cell>
          <table:table-cell table:style-name="ce22" table:formula="of:=IF(([.AE19] - 8 )&lt;0 ;0;(8 -[.AE19] ) * -1 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5:01:58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3-02-28T15:02:09.690000000</dc:date>
    <meta:editing-duration>PT4H42M17S</meta:editing-duration>
    <meta:editing-cycles>89</meta:editing-cycles>
    <meta:document-statistic meta:table-count="1" meta:cell-count="518" meta:object-count="0"/>
  </office:meta>
</office:document-meta>
</file>